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82c2" officeooo:paragraph-rsid="001a82c2" style:font-weight-asian="bold" style:font-weight-complex="bold"/>
    </style:style>
    <style:style style:name="P2" style:family="paragraph" style:parent-style-name="Standard">
      <style:text-properties fo:font-weight="bold" officeooo:rsid="001b8f50" officeooo:paragraph-rsid="001b8f50" style:font-weight-asian="bold" style:font-weight-complex="bold"/>
    </style:style>
    <style:style style:name="P3" style:family="paragraph" style:parent-style-name="Standard">
      <style:text-properties fo:font-weight="bold" officeooo:rsid="00b6bc5c" officeooo:paragraph-rsid="00b6bc5c" style:font-weight-asian="bold" style:font-weight-complex="bold"/>
    </style:style>
    <style:style style:name="P4" style:family="paragraph" style:parent-style-name="Standard">
      <style:text-properties fo:font-weight="bold" officeooo:rsid="00b97bd9" officeooo:paragraph-rsid="00b97bd9" style:font-weight-asian="bold" style:font-weight-complex="bold"/>
    </style:style>
    <style:style style:name="P5" style:family="paragraph" style:parent-style-name="Standard">
      <style:text-properties fo:font-weight="bold" officeooo:rsid="01661204" officeooo:paragraph-rsid="01661204" style:font-weight-asian="bold" style:font-weight-complex="bold"/>
    </style:style>
    <style:style style:name="P6" style:family="paragraph" style:parent-style-name="Standard">
      <style:text-properties fo:font-weight="bold" officeooo:rsid="01664353" officeooo:paragraph-rsid="0166435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a82c2" officeooo:paragraph-rsid="001a82c2" style:font-weight-asian="bold" style:font-weight-complex="bold"/>
    </style:style>
    <style:style style:name="P8" style:family="paragraph" style:parent-style-name="Standard">
      <style:text-properties fo:font-weight="normal" officeooo:rsid="0069370f" officeooo:paragraph-rsid="0069370f" style:font-weight-asian="normal" style:font-weight-complex="normal"/>
    </style:style>
    <style:style style:name="P9" style:family="paragraph" style:parent-style-name="Standard">
      <style:text-properties fo:font-weight="normal" officeooo:rsid="00b298b2" officeooo:paragraph-rsid="00b298b2" style:font-weight-asian="normal" style:font-weight-complex="normal"/>
    </style:style>
    <style:style style:name="P10" style:family="paragraph" style:parent-style-name="Standard">
      <style:text-properties fo:font-weight="normal" officeooo:rsid="00b59463" officeooo:paragraph-rsid="00b59463" style:font-weight-asian="normal" style:font-weight-complex="normal"/>
    </style:style>
    <style:style style:name="P11" style:family="paragraph" style:parent-style-name="Standard">
      <style:text-properties fo:font-weight="normal" officeooo:rsid="00b97bd9" officeooo:paragraph-rsid="00b97bd9" style:font-weight-asian="normal" style:font-weight-complex="normal"/>
    </style:style>
    <style:style style:name="P12" style:family="paragraph" style:parent-style-name="Standard">
      <style:text-properties fo:font-weight="normal" officeooo:rsid="00c087cb" officeooo:paragraph-rsid="00bee0e5" style:font-weight-asian="normal" style:font-weight-complex="normal"/>
    </style:style>
    <style:style style:name="P13" style:family="paragraph" style:parent-style-name="Standard">
      <style:text-properties fo:font-weight="normal" officeooo:rsid="00c087cb" officeooo:paragraph-rsid="00b298b2" style:font-weight-asian="normal" style:font-weight-complex="normal"/>
    </style:style>
    <style:style style:name="P14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weight="normal" officeooo:rsid="001efaca" officeooo:paragraph-rsid="00b97bd9" style:font-weight-asian="normal" style:font-weight-complex="normal"/>
    </style:style>
    <style:style style:name="P15" style:family="paragraph" style:parent-style-name="Standard">
      <style:text-properties fo:font-weight="normal" officeooo:rsid="013eba29" officeooo:paragraph-rsid="013eba29" style:font-weight-asian="normal" style:font-weight-complex="normal"/>
    </style:style>
    <style:style style:name="P16" style:family="paragraph" style:parent-style-name="Standard">
      <style:text-properties fo:font-weight="normal" officeooo:rsid="0145f600" officeooo:paragraph-rsid="0145f600" style:font-weight-asian="normal" style:font-weight-complex="normal"/>
    </style:style>
    <style:style style:name="P17" style:family="paragraph" style:parent-style-name="Standard">
      <style:text-properties fo:font-weight="normal" officeooo:rsid="015cbd40" officeooo:paragraph-rsid="015cbd40" style:font-weight-asian="normal" style:font-weight-complex="normal"/>
    </style:style>
    <style:style style:name="P18" style:family="paragraph" style:parent-style-name="Standard">
      <style:text-properties fo:font-weight="normal" officeooo:rsid="015d01a2" officeooo:paragraph-rsid="015d01a2" style:font-weight-asian="normal" style:font-weight-complex="normal"/>
    </style:style>
    <style:style style:name="P19" style:family="paragraph" style:parent-style-name="Standard">
      <style:text-properties fo:font-weight="normal" officeooo:rsid="015d01a2" officeooo:paragraph-rsid="015ea9ca" style:font-weight-asian="normal" style:font-weight-complex="normal"/>
    </style:style>
    <style:style style:name="P20" style:family="paragraph" style:parent-style-name="Standard">
      <style:text-properties fo:font-weight="normal" officeooo:rsid="015ea9ca" officeooo:paragraph-rsid="015ea9ca" style:font-weight-asian="normal" style:font-weight-complex="normal"/>
    </style:style>
    <style:style style:name="P21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4b30e5" officeooo:paragraph-rsid="00b97bd9" fo:background-color="transparent"/>
    </style:style>
    <style:style style:name="P22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1efaca" officeooo:paragraph-rsid="00b97bd9" fo:background-color="transparent"/>
    </style:style>
    <style:style style:name="P23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55c0d9" officeooo:paragraph-rsid="00b97bd9" fo:background-color="transparent"/>
    </style:style>
    <style:style style:name="P24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89ee8c" officeooo:paragraph-rsid="00b97bd9" fo:background-color="transparent"/>
    </style:style>
    <style:style style:name="P25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464488" officeooo:paragraph-rsid="00b97bd9" fo:background-color="transparent"/>
    </style:style>
    <style:style style:name="P26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48a43e" officeooo:paragraph-rsid="00b97bd9" fo:background-color="transparent"/>
    </style:style>
    <style:style style:name="P27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4f2f89" officeooo:paragraph-rsid="00b97bd9" fo:background-color="transparent"/>
    </style:style>
    <style:style style:name="P28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285cda" officeooo:paragraph-rsid="00b97bd9" fo:background-color="transparent"/>
    </style:style>
    <style:style style:name="P29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1e1b7e" officeooo:paragraph-rsid="00b97bd9" fo:background-color="transparent"/>
    </style:style>
    <style:style style:name="P30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295c09" officeooo:paragraph-rsid="00b97bd9" fo:background-color="transparent"/>
    </style:style>
    <style:style style:name="P31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20e2c4" officeooo:paragraph-rsid="00b97bd9" fo:background-color="transparent"/>
    </style:style>
    <style:style style:name="P32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238d3a" officeooo:paragraph-rsid="00b97bd9" fo:background-color="transparent"/>
    </style:style>
    <style:style style:name="P33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8be673" officeooo:paragraph-rsid="00b97bd9" fo:background-color="transparent"/>
    </style:style>
    <style:style style:name="P34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500eb1" officeooo:paragraph-rsid="00b97bd9" fo:background-color="transparent"/>
    </style:style>
    <style:style style:name="P35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500eb1" officeooo:paragraph-rsid="00bb0cf0" fo:background-color="transparent"/>
    </style:style>
    <style:style style:name="P36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e2c80b" officeooo:paragraph-rsid="00b97bd9" fo:background-color="transparent"/>
    </style:style>
    <style:style style:name="P37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e2c80b" officeooo:paragraph-rsid="00bb0cf0" fo:background-color="transparent"/>
    </style:style>
    <style:style style:name="P38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f22e76" officeooo:paragraph-rsid="00b97bd9" fo:background-color="transparent"/>
    </style:style>
    <style:style style:name="P39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f22e76" officeooo:paragraph-rsid="00bb0cf0" fo:background-color="transparent"/>
    </style:style>
    <style:style style:name="P40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1029537" officeooo:paragraph-rsid="00b97bd9" fo:background-color="transparent"/>
    </style:style>
    <style:style style:name="P41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1010a1f" officeooo:paragraph-rsid="00b97bd9" fo:background-color="transparent"/>
    </style:style>
    <style:style style:name="P42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b5538c" officeooo:paragraph-rsid="00b97bd9" fo:background-color="transparent"/>
    </style:style>
    <style:style style:name="P43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1005f33" officeooo:paragraph-rsid="00b97bd9" fo:background-color="transparent"/>
    </style:style>
    <style:style style:name="P44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bba187" officeooo:paragraph-rsid="00b97bd9" fo:background-color="transparent"/>
    </style:style>
    <style:style style:name="P45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372ecc" officeooo:paragraph-rsid="00b97bd9" fo:background-color="transparent"/>
    </style:style>
    <style:style style:name="P46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a6660a" officeooo:paragraph-rsid="00b97bd9" fo:background-color="transparent"/>
    </style:style>
    <style:style style:name="P47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ab788d" officeooo:paragraph-rsid="00b97bd9" fo:background-color="transparent"/>
    </style:style>
    <style:style style:name="P48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db0dbe" officeooo:paragraph-rsid="00b97bd9" fo:background-color="transparent"/>
    </style:style>
    <style:style style:name="P49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267e8e" officeooo:paragraph-rsid="00b97bd9" fo:background-color="transparent"/>
    </style:style>
    <style:style style:name="P50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dc2996" officeooo:paragraph-rsid="00b97bd9" fo:background-color="transparent"/>
    </style:style>
    <style:style style:name="P51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db366b" officeooo:paragraph-rsid="00b97bd9" fo:background-color="transparent"/>
    </style:style>
    <style:style style:name="P52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ee5b7c" officeooo:paragraph-rsid="00b97bd9" fo:background-color="transparent"/>
    </style:style>
    <style:style style:name="P53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bb0cf0" officeooo:paragraph-rsid="00bb0cf0" fo:background-color="transparent"/>
    </style:style>
    <style:style style:name="P54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bb0efa" officeooo:paragraph-rsid="00bb0efa" fo:background-color="transparent"/>
    </style:style>
    <style:style style:name="P55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c943aa" officeooo:paragraph-rsid="00c943aa" fo:background-color="transparent"/>
    </style:style>
    <style:style style:name="P56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0e7c84a" officeooo:paragraph-rsid="00e7c84a" fo:background-color="transparent"/>
    </style:style>
    <style:style style:name="P57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112e11f" officeooo:paragraph-rsid="0112e11f" fo:background-color="transparent"/>
    </style:style>
    <style:style style:name="P58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officeooo:rsid="013c8f3d" officeooo:paragraph-rsid="013c8f3d" fo:background-color="transparent"/>
    </style:style>
    <style:style style:name="P59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0pt" officeooo:rsid="001efaca" officeooo:paragraph-rsid="00b97bd9" fo:background-color="transparent"/>
    </style:style>
    <style:style style:name="P60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0pt" officeooo:rsid="00f772db" officeooo:paragraph-rsid="00b97bd9" fo:background-color="transparent"/>
    </style:style>
    <style:style style:name="P61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1efaca" officeooo:paragraph-rsid="00b97bd9" fo:background-color="transparent"/>
    </style:style>
    <style:style style:name="P62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48c7a3" officeooo:paragraph-rsid="00b97bd9" fo:background-color="transparent" style:font-size-asian="10.5pt" style:font-size-complex="12pt"/>
    </style:style>
    <style:style style:name="P63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4f2f89" officeooo:paragraph-rsid="00b97bd9" fo:background-color="transparent" style:font-size-asian="10.5pt" style:font-size-complex="12pt"/>
    </style:style>
    <style:style style:name="P64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52eb2b" officeooo:paragraph-rsid="00b97bd9" fo:background-color="transparent" style:font-size-asian="10.5pt" style:font-size-complex="12pt"/>
    </style:style>
    <style:style style:name="P65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584cda" officeooo:paragraph-rsid="00b97bd9" fo:background-color="transparent" style:font-size-asian="10.5pt" style:font-size-complex="12pt"/>
    </style:style>
    <style:style style:name="P66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464488" officeooo:paragraph-rsid="00b97bd9" fo:background-color="transparent" style:font-size-asian="10.5pt" style:font-size-complex="12pt"/>
    </style:style>
    <style:style style:name="P67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48a43e" officeooo:paragraph-rsid="00b97bd9" fo:background-color="transparent" style:font-size-asian="10.5pt" style:font-size-complex="12pt"/>
    </style:style>
    <style:style style:name="P68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size="12pt" officeooo:rsid="00bb0efa" officeooo:paragraph-rsid="00bb0efa" fo:background-color="transparent"/>
    </style:style>
    <style:style style:name="P69" style:family="paragraph" style:parent-style-name="Standard">
      <style:text-properties fo:font-size="12pt" fo:font-weight="normal" officeooo:rsid="00d0e736" officeooo:paragraph-rsid="00cefbaa" style:font-weight-asian="normal" style:font-weight-complex="normal"/>
    </style:style>
    <style:style style:name="P70" style:family="paragraph" style:parent-style-name="Standard">
      <style:text-properties fo:font-size="12pt" fo:font-weight="normal" officeooo:rsid="00db6ebe" officeooo:paragraph-rsid="00db6ebe" style:font-weight-asian="normal" style:font-weight-complex="normal"/>
    </style:style>
    <style:style style:name="P71" style:family="paragraph" style:parent-style-name="Standard">
      <style:text-properties fo:font-size="12pt" fo:font-weight="normal" officeooo:rsid="00dc4d65" officeooo:paragraph-rsid="00dc4d65" style:font-weight-asian="normal" style:font-weight-complex="normal"/>
    </style:style>
    <style:style style:name="P72" style:family="paragraph" style:parent-style-name="Standard">
      <style:text-properties fo:font-size="12pt" fo:font-weight="normal" officeooo:rsid="00e5cea9" officeooo:paragraph-rsid="00e5cea9" style:font-weight-asian="normal" style:font-weight-complex="normal"/>
    </style:style>
    <style:style style:name="P73" style:family="paragraph" style:parent-style-name="Standard">
      <style:text-properties fo:font-size="12pt" fo:font-weight="normal" officeooo:rsid="00ebfa61" officeooo:paragraph-rsid="00ebfa61" style:font-weight-asian="normal" style:font-weight-complex="normal"/>
    </style:style>
    <style:style style:name="P74" style:family="paragraph" style:parent-style-name="Standard">
      <style:text-properties fo:font-size="12pt" fo:font-weight="normal" officeooo:rsid="00f2fcc0" officeooo:paragraph-rsid="00f04ec8" style:font-weight-asian="normal" style:font-weight-complex="normal"/>
    </style:style>
    <style:style style:name="P75" style:family="paragraph" style:parent-style-name="Standard">
      <style:text-properties fo:font-size="12pt" fo:font-weight="normal" officeooo:rsid="011b9e86" officeooo:paragraph-rsid="011b9e86" style:font-weight-asian="normal" style:font-weight-complex="normal"/>
    </style:style>
    <style:style style:name="P76" style:family="paragraph" style:parent-style-name="Standard">
      <style:text-properties fo:font-size="12pt" fo:font-weight="normal" officeooo:rsid="012eeef4" officeooo:paragraph-rsid="012eeef4" style:font-weight-asian="normal" style:font-weight-complex="normal"/>
    </style:style>
    <style:style style:name="P77" style:family="paragraph" style:parent-style-name="Standard">
      <style:text-properties fo:font-size="12pt" fo:font-weight="normal" officeooo:rsid="0148d6cb" officeooo:paragraph-rsid="0148d6cb" style:font-weight-asian="normal" style:font-weight-complex="normal"/>
    </style:style>
    <style:style style:name="P78" style:family="paragraph" style:parent-style-name="Standard">
      <style:text-properties fo:font-size="12pt" fo:font-weight="normal" officeooo:rsid="01585f55" officeooo:paragraph-rsid="01585f55" style:font-weight-asian="normal" style:font-weight-complex="normal"/>
    </style:style>
    <style:style style:name="P79" style:family="paragraph" style:parent-style-name="Standard">
      <style:text-properties fo:font-size="12pt" fo:font-weight="normal" officeooo:rsid="0159b616" officeooo:paragraph-rsid="0159b616" style:font-weight-asian="normal" style:font-weight-complex="normal"/>
    </style:style>
    <style:style style:name="P80" style:family="paragraph" style:parent-style-name="Standard">
      <style:text-properties fo:font-size="12pt" fo:font-weight="normal" officeooo:rsid="0131733d" officeooo:paragraph-rsid="0131733d" fo:background-color="#ffff00" style:font-weight-asian="normal" style:font-weight-complex="normal"/>
    </style:style>
    <style:style style:name="P81" style:family="paragraph" style:parent-style-name="Standard">
      <style:text-properties fo:font-size="12pt" fo:font-weight="normal" officeooo:rsid="011b6de9" officeooo:paragraph-rsid="011b6de9" fo:background-color="#ffff00" style:font-weight-asian="normal" style:font-weight-complex="normal"/>
    </style:style>
    <style:style style:name="P82" style:family="paragraph" style:parent-style-name="Standard">
      <style:text-properties fo:font-size="12pt" fo:font-weight="normal" officeooo:rsid="013aa81e" officeooo:paragraph-rsid="013aa81e" fo:background-color="transparent" style:font-weight-asian="normal" style:font-weight-complex="normal"/>
    </style:style>
    <style:style style:name="P83" style:family="paragraph" style:parent-style-name="Standard">
      <style:text-properties fo:font-size="12pt" fo:font-weight="bold" officeooo:rsid="00deadb3" officeooo:paragraph-rsid="00deadb3" style:font-weight-asian="bold" style:font-weight-complex="bold"/>
    </style:style>
    <style:style style:name="P84" style:family="paragraph" style:parent-style-name="Standard">
      <style:text-properties style:text-line-through-style="solid" style:text-line-through-type="single" fo:font-size="12pt" style:text-underline-style="none" fo:font-weight="normal" officeooo:rsid="00c47f34" officeooo:paragraph-rsid="00c47f34" style:font-weight-asian="normal" style:font-weight-complex="normal"/>
    </style:style>
    <style:style style:name="P85" style:family="paragraph" style:parent-style-name="Standard">
      <style:text-properties style:text-line-through-style="solid" style:text-line-through-type="single" fo:font-size="12pt" style:text-underline-style="none" fo:font-weight="normal" officeooo:rsid="00c66b3b" officeooo:paragraph-rsid="00c66b3b" style:font-weight-asian="normal" style:font-weight-complex="normal"/>
    </style:style>
    <style:style style:name="P86" style:family="paragraph" style:parent-style-name="Standard">
      <style:text-properties style:text-line-through-style="solid" style:text-line-through-type="single" fo:font-size="12pt" style:text-underline-style="none" fo:font-weight="normal" officeooo:rsid="00caa0a6" officeooo:paragraph-rsid="00caa0a6" style:font-weight-asian="normal" style:font-weight-complex="normal"/>
    </style:style>
    <style:style style:name="P87" style:family="paragraph" style:parent-style-name="Standard">
      <style:text-properties style:text-line-through-style="solid" style:text-line-through-type="single" fo:font-size="12pt" style:text-underline-style="none" fo:font-weight="normal" officeooo:rsid="00cefbaa" officeooo:paragraph-rsid="00cefbaa" style:font-weight-asian="normal" style:font-weight-complex="normal"/>
    </style:style>
    <style:style style:name="P88" style:family="paragraph" style:parent-style-name="Standard">
      <style:text-properties style:text-line-through-style="solid" style:text-line-through-type="single" fo:font-size="12pt" fo:font-weight="normal" officeooo:rsid="00d3dfd8" officeooo:paragraph-rsid="00d3dfd8" style:font-weight-asian="normal" style:font-weight-complex="normal"/>
    </style:style>
    <style:style style:name="P89" style:family="paragraph" style:parent-style-name="Standard">
      <style:text-properties style:text-line-through-style="solid" style:text-line-through-type="single" fo:font-size="12pt" fo:font-weight="normal" officeooo:rsid="00db6ebe" officeooo:paragraph-rsid="00db6ebe" style:font-weight-asian="normal" style:font-weight-complex="normal"/>
    </style:style>
    <style:style style:name="P90" style:family="paragraph" style:parent-style-name="Standard">
      <style:text-properties style:text-line-through-style="solid" style:text-line-through-type="single" fo:font-size="12pt" fo:font-weight="normal" officeooo:rsid="00dbb4aa" officeooo:paragraph-rsid="00dbb4aa" style:font-weight-asian="normal" style:font-weight-complex="normal"/>
    </style:style>
    <style:style style:name="P91" style:family="paragraph" style:parent-style-name="Standard">
      <style:text-properties style:text-line-through-style="solid" style:text-line-through-type="single" fo:font-size="12pt" fo:font-weight="normal" officeooo:rsid="00e3f7fd" officeooo:paragraph-rsid="00e3f7fd" style:font-weight-asian="normal" style:font-weight-complex="normal"/>
    </style:style>
    <style:style style:name="P92" style:family="paragraph" style:parent-style-name="Standard">
      <style:text-properties style:text-line-through-style="solid" style:text-line-through-type="single" fo:font-size="12pt" fo:font-weight="normal" officeooo:rsid="00d0e736" officeooo:paragraph-rsid="00d0e736" style:font-weight-asian="normal" style:font-weight-complex="normal"/>
    </style:style>
    <style:style style:name="P93" style:family="paragraph" style:parent-style-name="Standard">
      <style:text-properties style:text-line-through-style="solid" style:text-line-through-type="single" fo:font-size="12pt" fo:font-weight="normal" officeooo:rsid="0102d0be" officeooo:paragraph-rsid="0102d0be" style:font-weight-asian="normal" style:font-weight-complex="normal"/>
    </style:style>
    <style:style style:name="P94" style:family="paragraph" style:parent-style-name="Standard">
      <style:text-properties style:text-line-through-style="solid" style:text-line-through-type="single" fo:font-size="12pt" fo:font-weight="normal" officeooo:rsid="00fa3161" officeooo:paragraph-rsid="00fa3161" style:font-weight-asian="normal" style:font-weight-complex="normal"/>
    </style:style>
    <style:style style:name="P95" style:family="paragraph" style:parent-style-name="Standard">
      <style:text-properties style:text-line-through-style="solid" style:text-line-through-type="single" fo:font-size="12pt" fo:font-weight="normal" officeooo:rsid="01152eb6" officeooo:paragraph-rsid="01152eb6" style:font-weight-asian="normal" style:font-weight-complex="normal"/>
    </style:style>
    <style:style style:name="P96" style:family="paragraph" style:parent-style-name="Standard">
      <style:text-properties style:text-line-through-style="solid" style:text-line-through-type="single" fo:font-size="12pt" fo:font-weight="normal" officeooo:rsid="011b9e86" officeooo:paragraph-rsid="011b9e86" style:font-weight-asian="normal" style:font-weight-complex="normal"/>
    </style:style>
    <style:style style:name="P97" style:family="paragraph" style:parent-style-name="Standard">
      <style:text-properties style:text-line-through-style="solid" style:text-line-through-type="single" fo:font-size="12pt" fo:font-weight="normal" officeooo:rsid="011f2b01" officeooo:paragraph-rsid="011f2b01" style:font-weight-asian="normal" style:font-weight-complex="normal"/>
    </style:style>
    <style:style style:name="P98" style:family="paragraph" style:parent-style-name="Standard">
      <style:text-properties style:text-line-through-style="solid" style:text-line-through-type="single" fo:font-size="12pt" fo:font-weight="normal" officeooo:rsid="011fcc5d" officeooo:paragraph-rsid="011fcc5d" style:font-weight-asian="normal" style:font-weight-complex="normal"/>
    </style:style>
    <style:style style:name="P99" style:family="paragraph" style:parent-style-name="Standard">
      <style:text-properties style:text-line-through-style="solid" style:text-line-through-type="single" fo:font-size="12pt" fo:font-weight="normal" officeooo:rsid="01245836" officeooo:paragraph-rsid="01245836" style:font-weight-asian="normal" style:font-weight-complex="normal"/>
    </style:style>
    <style:style style:name="P100" style:family="paragraph" style:parent-style-name="Standard">
      <style:text-properties style:text-line-through-style="solid" style:text-line-through-type="single" fo:font-size="12pt" fo:font-weight="normal" officeooo:rsid="0117c8e2" officeooo:paragraph-rsid="0117c8e2" style:font-weight-asian="normal" style:font-weight-complex="normal"/>
    </style:style>
    <style:style style:name="P101" style:family="paragraph" style:parent-style-name="Standard">
      <style:text-properties style:text-line-through-style="solid" style:text-line-through-type="single" fo:font-size="12pt" fo:font-weight="normal" officeooo:rsid="011a0e25" officeooo:paragraph-rsid="011a0e25" style:font-weight-asian="normal" style:font-weight-complex="normal"/>
    </style:style>
    <style:style style:name="P102" style:family="paragraph" style:parent-style-name="Standard">
      <style:text-properties style:text-line-through-style="solid" style:text-line-through-type="single" fo:font-size="12pt" fo:font-weight="normal" officeooo:rsid="012eeef4" officeooo:paragraph-rsid="012eeef4" style:font-weight-asian="normal" style:font-weight-complex="normal"/>
    </style:style>
    <style:style style:name="P103" style:family="paragraph" style:parent-style-name="Standard">
      <style:text-properties style:text-line-through-style="solid" style:text-line-through-type="single" fo:font-size="12pt" fo:font-weight="normal" officeooo:rsid="0142d521" officeooo:paragraph-rsid="0142d521" style:font-weight-asian="normal" style:font-weight-complex="normal"/>
    </style:style>
    <style:style style:name="P104" style:family="paragraph" style:parent-style-name="Standard">
      <style:text-properties style:text-line-through-style="solid" style:text-line-through-type="single" fo:font-size="12pt" fo:font-weight="normal" officeooo:rsid="01405767" officeooo:paragraph-rsid="01405767" style:font-weight-asian="normal" style:font-weight-complex="normal"/>
    </style:style>
    <style:style style:name="P105" style:family="paragraph" style:parent-style-name="Standard">
      <style:text-properties style:text-line-through-style="solid" style:text-line-through-type="single" fo:font-size="12pt" fo:font-weight="normal" officeooo:rsid="014e2970" officeooo:paragraph-rsid="014e2970" style:font-weight-asian="normal" style:font-weight-complex="normal"/>
    </style:style>
    <style:style style:name="P106" style:family="paragraph" style:parent-style-name="Standard">
      <style:text-properties style:text-line-through-style="solid" style:text-line-through-type="single" fo:font-size="12pt" fo:font-weight="normal" officeooo:rsid="0156b9aa" officeooo:paragraph-rsid="0156b9aa" style:font-weight-asian="normal" style:font-weight-complex="normal"/>
    </style:style>
    <style:style style:name="P107" style:family="paragraph" style:parent-style-name="Standard">
      <style:text-properties style:text-line-through-style="solid" style:text-line-through-type="single" fo:font-size="12pt" fo:font-weight="normal" officeooo:rsid="01585f55" officeooo:paragraph-rsid="01585f55" style:font-weight-asian="normal" style:font-weight-complex="normal"/>
    </style:style>
    <style:style style:name="P108" style:family="paragraph" style:parent-style-name="Standard">
      <style:text-properties style:text-line-through-style="solid" style:text-line-through-type="single" fo:font-size="12pt" fo:font-weight="normal" officeooo:rsid="0131f484" officeooo:paragraph-rsid="0131f484" fo:background-color="#ffff00" style:font-weight-asian="normal" style:font-weight-complex="normal"/>
    </style:style>
    <style:style style:name="P109" style:family="paragraph" style:parent-style-name="Standard">
      <style:text-properties style:text-line-through-style="solid" style:text-line-through-type="single" fo:font-size="12pt" fo:font-weight="normal" officeooo:rsid="013042c7" officeooo:paragraph-rsid="013042c7" fo:background-color="#ffff00" style:font-weight-asian="normal" style:font-weight-complex="normal"/>
    </style:style>
    <style:style style:name="P110" style:family="paragraph" style:parent-style-name="Standard">
      <style:text-properties style:text-line-through-style="solid" style:text-line-through-type="single" fo:font-size="12pt" fo:font-weight="normal" officeooo:rsid="00c7e657" officeooo:paragraph-rsid="00c7e657" fo:background-color="#ffff00" style:font-weight-asian="normal" style:font-weight-complex="normal"/>
    </style:style>
    <style:style style:name="P111" style:family="paragraph" style:parent-style-name="Standard">
      <style:text-properties style:text-line-through-style="solid" style:text-line-through-type="single" fo:font-size="12pt" fo:font-weight="normal" officeooo:rsid="0135c33e" officeooo:paragraph-rsid="0135c33e" fo:background-color="#ffff00" style:font-weight-asian="normal" style:font-weight-complex="normal"/>
    </style:style>
    <style:style style:name="P112" style:family="paragraph" style:parent-style-name="Standard">
      <style:text-properties style:text-line-through-style="solid" style:text-line-through-type="single" fo:font-size="12pt" fo:font-weight="normal" officeooo:rsid="013764a8" officeooo:paragraph-rsid="013764a8" fo:background-color="#ffff00" style:font-weight-asian="normal" style:font-weight-complex="normal"/>
    </style:style>
    <style:style style:name="P113" style:family="paragraph" style:parent-style-name="Standard">
      <style:text-properties style:text-line-through-style="solid" style:text-line-through-type="single" fo:font-size="12pt" fo:font-weight="normal" officeooo:rsid="010967cd" officeooo:paragraph-rsid="010967cd" fo:background-color="#ffff00" style:font-weight-asian="normal" style:font-weight-complex="normal"/>
    </style:style>
    <style:style style:name="P114" style:family="paragraph" style:parent-style-name="Standard">
      <style:text-properties style:text-line-through-style="solid" style:text-line-through-type="single" fo:font-size="12pt" fo:font-weight="normal" officeooo:rsid="012a971f" officeooo:paragraph-rsid="012a971f" fo:background-color="#ffff00" style:font-weight-asian="normal" style:font-weight-complex="normal"/>
    </style:style>
    <style:style style:name="P115" style:family="paragraph" style:parent-style-name="Standard">
      <style:text-properties style:font-name="Courier 10 Pitch" fo:font-size="12pt" fo:font-weight="normal" officeooo:rsid="013aa81e" officeooo:paragraph-rsid="013aa81e" fo:background-color="transparent" style:font-weight-asian="normal" style:font-weight-complex="normal"/>
    </style:style>
    <style:style style:name="P116" style:family="paragraph" style:parent-style-name="Standard">
      <style:text-properties style:text-line-through-style="none" style:text-line-through-type="none" fo:font-size="12pt" style:text-underline-style="none" fo:font-weight="normal" officeooo:rsid="00d782fa" officeooo:paragraph-rsid="00d782fa" style:font-weight-asian="normal" style:font-weight-complex="normal"/>
    </style:style>
    <style:style style:name="P117" style:family="paragraph" style:parent-style-name="Standard">
      <style:text-properties style:text-line-through-style="none" style:text-line-through-type="none" fo:font-size="12pt" style:text-underline-style="none" fo:font-weight="normal" officeooo:rsid="00d909d1" officeooo:paragraph-rsid="00c1cad0" style:font-weight-asian="normal" style:font-weight-complex="normal"/>
    </style:style>
    <style:style style:name="P118" style:family="paragraph" style:parent-style-name="Standard">
      <style:paragraph-properties fo:break-before="page"/>
      <style:text-properties fo:font-weight="normal" officeooo:rsid="0069370f" officeooo:paragraph-rsid="0069370f" style:font-weight-asian="normal" style:font-weight-complex="normal"/>
    </style:style>
    <style:style style:name="P119" style:family="paragraph" style:parent-style-name="Standard">
      <style:paragraph-properties fo:break-before="page"/>
      <style:text-properties fo:font-weight="bold" officeooo:rsid="00b34415" officeooo:paragraph-rsid="00b34415" style:font-weight-asian="bold" style:font-weight-complex="bold"/>
    </style:style>
    <style:style style:name="P120" style:family="paragraph" style:parent-style-name="Standard" style:list-style-name="L1">
      <style:text-properties officeooo:rsid="001587b1" officeooo:paragraph-rsid="001587b1"/>
    </style:style>
    <style:style style:name="P121" style:family="paragraph" style:parent-style-name="Standard" style:list-style-name="L2">
      <style:text-properties fo:font-weight="normal" officeooo:rsid="001e3cca" officeooo:paragraph-rsid="001e3cca" style:font-weight-asian="normal" style:font-weight-complex="normal"/>
    </style:style>
    <style:style style:name="P122" style:family="paragraph" style:parent-style-name="Standard" style:list-style-name="L2">
      <style:text-properties fo:font-weight="normal" officeooo:rsid="001e3cca" officeooo:paragraph-rsid="01088277" style:font-weight-asian="normal" style:font-weight-complex="normal"/>
    </style:style>
    <style:style style:name="P123" style:family="paragraph" style:parent-style-name="Standard" style:list-style-name="L2">
      <style:text-properties fo:font-weight="normal" officeooo:rsid="001b8f50" officeooo:paragraph-rsid="001b8f50" style:font-weight-asian="normal" style:font-weight-complex="normal"/>
    </style:style>
    <style:style style:name="P124" style:family="paragraph" style:parent-style-name="Standard" style:list-style-name="L2">
      <style:text-properties fo:font-weight="normal" officeooo:rsid="001b8f50" officeooo:paragraph-rsid="01088277" style:font-weight-asian="normal" style:font-weight-complex="normal"/>
    </style:style>
    <style:style style:name="P125" style:family="paragraph" style:parent-style-name="Standard" style:list-style-name="L2">
      <style:text-properties fo:font-weight="normal" officeooo:rsid="01088277" officeooo:paragraph-rsid="01088277" style:font-weight-asian="normal" style:font-weight-complex="normal"/>
    </style:style>
    <style:style style:name="P126" style:family="paragraph" style:parent-style-name="Standard" style:list-style-name="L2">
      <style:text-properties fo:font-weight="normal" officeooo:rsid="001cdba7" officeooo:paragraph-rsid="010a89c0" style:font-weight-asian="normal" style:font-weight-complex="normal"/>
    </style:style>
    <style:style style:name="P127" style:family="paragraph" style:parent-style-name="Standard" style:list-style-name="L2">
      <style:text-properties fo:font-weight="normal" officeooo:rsid="010a89c0" officeooo:paragraph-rsid="010a89c0" style:font-weight-asian="normal" style:font-weight-complex="normal"/>
    </style:style>
    <style:style style:name="P128" style:family="paragraph" style:parent-style-name="Standard" style:list-style-name="L3">
      <style:text-properties fo:font-weight="normal" officeooo:rsid="010a89c0" officeooo:paragraph-rsid="010a89c0" style:font-weight-asian="normal" style:font-weight-complex="normal"/>
    </style:style>
    <style:style style:name="P129" style:family="paragraph" style:parent-style-name="Standard" style:list-style-name="L2">
      <style:text-properties fo:font-weight="normal" officeooo:rsid="002f83ac" officeooo:paragraph-rsid="002f83ac" style:font-weight-asian="normal" style:font-weight-complex="normal"/>
    </style:style>
    <style:style style:name="P130" style:family="paragraph" style:parent-style-name="Standard" style:list-style-name="L3">
      <style:text-properties fo:font-weight="normal" officeooo:rsid="002f83ac" officeooo:paragraph-rsid="002f83ac" style:font-weight-asian="normal" style:font-weight-complex="normal"/>
    </style:style>
    <style:style style:name="P131" style:family="paragraph" style:parent-style-name="Standard" style:list-style-name="L2">
      <style:text-properties fo:font-weight="normal" officeooo:rsid="00418587" officeooo:paragraph-rsid="010a89c0" style:font-weight-asian="normal" style:font-weight-complex="normal"/>
    </style:style>
    <style:style style:name="P132" style:family="paragraph" style:parent-style-name="Standard" style:list-style-name="L2">
      <style:text-properties fo:font-weight="normal" officeooo:rsid="00239174" officeooo:paragraph-rsid="00239174" style:font-weight-asian="normal" style:font-weight-complex="normal"/>
    </style:style>
    <style:style style:name="P133" style:family="paragraph" style:parent-style-name="Standard" style:list-style-name="L3">
      <style:text-properties fo:font-weight="normal" officeooo:rsid="0045c60a" officeooo:paragraph-rsid="0045c60a" style:font-weight-asian="normal" style:font-weight-complex="normal"/>
    </style:style>
    <style:style style:name="P134" style:family="paragraph" style:parent-style-name="Standard" style:list-style-name="L3">
      <style:text-properties fo:font-weight="normal" officeooo:rsid="00ac5b17" officeooo:paragraph-rsid="00ac5b17" style:font-weight-asian="normal" style:font-weight-complex="normal"/>
    </style:style>
    <style:style style:name="P135" style:family="paragraph" style:parent-style-name="Standard" style:list-style-name="L3">
      <style:text-properties fo:font-weight="normal" officeooo:rsid="001a82c2" officeooo:paragraph-rsid="001a82c2" style:font-weight-asian="normal" style:font-weight-complex="normal"/>
    </style:style>
    <style:style style:name="P136" style:family="paragraph" style:parent-style-name="Standard" style:list-style-name="L3">
      <style:text-properties fo:font-weight="normal" officeooo:rsid="00ac8733" officeooo:paragraph-rsid="00ac8733" style:font-weight-asian="normal" style:font-weight-complex="normal"/>
    </style:style>
    <style:style style:name="P137" style:family="paragraph" style:parent-style-name="Standard" style:list-style-name="L3">
      <style:text-properties fo:font-weight="normal" officeooo:rsid="001af5ff" officeooo:paragraph-rsid="001af5ff" style:font-weight-asian="normal" style:font-weight-complex="normal"/>
    </style:style>
    <style:style style:name="P138" style:family="paragraph" style:parent-style-name="Standard" style:list-style-name="L3">
      <style:text-properties fo:font-weight="normal" officeooo:rsid="003601dd" officeooo:paragraph-rsid="003601dd" style:font-weight-asian="normal" style:font-weight-complex="normal"/>
    </style:style>
    <style:style style:name="P139" style:family="paragraph" style:parent-style-name="Standard" style:list-style-name="L3">
      <style:text-properties fo:font-weight="normal" officeooo:rsid="0020d1f3" officeooo:paragraph-rsid="0020d1f3" style:font-weight-asian="normal" style:font-weight-complex="normal"/>
    </style:style>
    <style:style style:name="P140" style:family="paragraph" style:parent-style-name="Standard" style:list-style-name="L3">
      <style:text-properties fo:font-weight="normal" officeooo:rsid="0020d1f3" officeooo:paragraph-rsid="00214807" style:font-weight-asian="normal" style:font-weight-complex="normal"/>
    </style:style>
    <style:style style:name="P141" style:family="paragraph" style:parent-style-name="Standard" style:list-style-name="L3">
      <style:text-properties fo:font-weight="normal" officeooo:rsid="00277617" officeooo:paragraph-rsid="00277617" style:font-weight-asian="normal" style:font-weight-complex="normal"/>
    </style:style>
    <style:style style:name="P142" style:family="paragraph" style:parent-style-name="Standard" style:list-style-name="L3">
      <style:text-properties fo:font-weight="normal" officeooo:rsid="0029c98b" officeooo:paragraph-rsid="0029c98b" style:font-weight-asian="normal" style:font-weight-complex="normal"/>
    </style:style>
    <style:style style:name="P143" style:family="paragraph" style:parent-style-name="Standard" style:list-style-name="L3">
      <style:text-properties fo:font-weight="normal" officeooo:rsid="010cb688" officeooo:paragraph-rsid="010cb688" style:font-weight-asian="normal" style:font-weight-complex="normal"/>
    </style:style>
    <style:style style:name="P144" style:family="paragraph" style:parent-style-name="Standard" style:list-style-name="L3">
      <style:text-properties fo:font-weight="normal" officeooo:rsid="002a8b7e" officeooo:paragraph-rsid="002a8b7e" style:font-weight-asian="normal" style:font-weight-complex="normal"/>
    </style:style>
    <style:style style:name="P145" style:family="paragraph" style:parent-style-name="Standard" style:list-style-name="L3">
      <style:text-properties fo:font-weight="normal" officeooo:rsid="002f4c34" officeooo:paragraph-rsid="002f4c34" style:font-weight-asian="normal" style:font-weight-complex="normal"/>
    </style:style>
    <style:style style:name="P146" style:family="paragraph" style:parent-style-name="Standard" style:list-style-name="L3">
      <style:text-properties fo:font-weight="normal" officeooo:rsid="00daf7f6" officeooo:paragraph-rsid="00daf7f6" style:font-weight-asian="normal" style:font-weight-complex="normal"/>
    </style:style>
    <style:style style:name="P147" style:family="paragraph" style:parent-style-name="Standard" style:list-style-name="L3">
      <style:text-properties fo:font-weight="normal" officeooo:rsid="0034f981" officeooo:paragraph-rsid="0034f981" style:font-weight-asian="normal" style:font-weight-complex="normal"/>
    </style:style>
    <style:style style:name="P148" style:family="paragraph" style:parent-style-name="Standard" style:list-style-name="L3">
      <style:text-properties fo:font-weight="normal" officeooo:rsid="00357c61" officeooo:paragraph-rsid="00357c61" style:font-weight-asian="normal" style:font-weight-complex="normal"/>
    </style:style>
    <style:style style:name="P149" style:family="paragraph" style:parent-style-name="Standard" style:list-style-name="L3">
      <style:text-properties fo:font-weight="normal" officeooo:rsid="00ae7ab6" officeooo:paragraph-rsid="00ae7ab6" style:font-weight-asian="normal" style:font-weight-complex="normal"/>
    </style:style>
    <style:style style:name="P150" style:family="paragraph" style:parent-style-name="Standard" style:list-style-name="L4">
      <style:text-properties fo:font-weight="normal" officeooo:rsid="00b59463" officeooo:paragraph-rsid="00b59463" style:font-weight-asian="normal" style:font-weight-complex="normal"/>
    </style:style>
    <style:style style:name="P151" style:family="paragraph" style:parent-style-name="Standard" style:list-style-name="L4">
      <style:text-properties fo:font-weight="normal" officeooo:rsid="010e69d7" officeooo:paragraph-rsid="010e69d7" style:font-weight-asian="normal" style:font-weight-complex="normal"/>
    </style:style>
    <style:style style:name="P152" style:family="paragraph" style:parent-style-name="Standard" style:list-style-name="L4">
      <style:text-properties fo:font-weight="normal" officeooo:rsid="01101539" officeooo:paragraph-rsid="01101539" style:font-weight-asian="normal" style:font-weight-complex="normal"/>
    </style:style>
    <style:style style:name="P153" style:family="paragraph" style:parent-style-name="Standard" style:list-style-name="L5">
      <style:text-properties fo:font-weight="normal" officeooo:rsid="00b298b2" officeooo:paragraph-rsid="00b298b2" style:font-weight-asian="normal" style:font-weight-complex="normal"/>
    </style:style>
    <style:style style:name="P154" style:family="paragraph" style:parent-style-name="Standard" style:list-style-name="L5">
      <style:text-properties fo:font-weight="normal" officeooo:rsid="00b298b2" officeooo:paragraph-rsid="00b34415" style:font-weight-asian="normal" style:font-weight-complex="normal"/>
    </style:style>
    <style:style style:name="P155" style:family="paragraph" style:parent-style-name="Standard" style:list-style-name="L5">
      <style:text-properties fo:font-weight="normal" officeooo:rsid="00b298b2" officeooo:paragraph-rsid="00b3d82f" style:font-weight-asian="normal" style:font-weight-complex="normal"/>
    </style:style>
    <style:style style:name="P156" style:family="paragraph" style:parent-style-name="Standard" style:list-style-name="L5">
      <style:text-properties fo:font-weight="normal" officeooo:rsid="00b298b2" officeooo:paragraph-rsid="00b4585b" style:font-weight-asian="normal" style:font-weight-complex="normal"/>
    </style:style>
    <style:style style:name="P157" style:family="paragraph" style:parent-style-name="Standard" style:list-style-name="L5">
      <style:text-properties fo:font-weight="normal" officeooo:rsid="01107336" officeooo:paragraph-rsid="01107336" style:font-weight-asian="normal" style:font-weight-complex="normal"/>
    </style:style>
    <style:style style:name="P158" style:family="paragraph" style:parent-style-name="Standard" style:list-style-name="L5">
      <style:text-properties fo:font-weight="normal" officeooo:rsid="00b34415" officeooo:paragraph-rsid="00b34415" style:font-weight-asian="normal" style:font-weight-complex="normal"/>
    </style:style>
    <style:style style:name="P159" style:family="paragraph" style:parent-style-name="Standard" style:list-style-name="L5">
      <style:text-properties fo:font-weight="normal" officeooo:rsid="00b3d82f" officeooo:paragraph-rsid="00b3d82f" style:font-weight-asian="normal" style:font-weight-complex="normal"/>
    </style:style>
    <style:style style:name="P160" style:family="paragraph" style:parent-style-name="Standard" style:list-style-name="L5">
      <style:text-properties fo:font-weight="normal" officeooo:rsid="00b3d82f" officeooo:paragraph-rsid="00b4585b" style:font-weight-asian="normal" style:font-weight-complex="normal"/>
    </style:style>
    <style:style style:name="P161" style:family="paragraph" style:parent-style-name="Standard" style:list-style-name="L5">
      <style:text-properties fo:font-weight="normal" officeooo:rsid="00b4585b" officeooo:paragraph-rsid="00b4585b" style:font-weight-asian="normal" style:font-weight-complex="normal"/>
    </style:style>
    <style:style style:name="P162" style:family="paragraph" style:parent-style-name="Standard" style:list-style-name="L5">
      <style:text-properties fo:font-weight="normal" officeooo:rsid="00b879e0" officeooo:paragraph-rsid="00b879e0" style:font-weight-asian="normal" style:font-weight-complex="normal"/>
    </style:style>
    <style:style style:name="P163" style:family="paragraph" style:parent-style-name="Standard" style:list-style-name="L5">
      <style:text-properties fo:font-weight="normal" officeooo:rsid="00d482b5" officeooo:paragraph-rsid="00d482b5" style:font-weight-asian="normal" style:font-weight-complex="normal"/>
    </style:style>
    <style:style style:name="P164" style:family="paragraph" style:parent-style-name="Standard" style:list-style-name="L5">
      <style:text-properties fo:font-weight="normal" officeooo:rsid="00fb9ac1" officeooo:paragraph-rsid="00fb9ac1" style:font-weight-asian="normal" style:font-weight-complex="normal"/>
    </style:style>
    <style:style style:name="P165" style:family="paragraph" style:parent-style-name="Standard" style:list-style-name="L5">
      <style:text-properties fo:font-weight="normal" officeooo:rsid="0101ad98" officeooo:paragraph-rsid="0101ad98" style:font-weight-asian="normal" style:font-weight-complex="normal"/>
    </style:style>
    <style:style style:name="P166" style:family="paragraph" style:parent-style-name="Standard">
      <style:text-properties fo:font-weight="normal" officeooo:rsid="00c087cb" officeooo:paragraph-rsid="00b298b2" style:font-weight-asian="normal" style:font-weight-complex="normal"/>
    </style:style>
    <style:style style:name="P167" style:family="paragraph" style:parent-style-name="Standard">
      <style:text-properties fo:font-weight="normal" officeooo:rsid="00c087cb" officeooo:paragraph-rsid="016996ea" style:font-weight-asian="normal" style:font-weight-complex="normal"/>
    </style:style>
    <style:style style:name="P168" style:family="paragraph" style:parent-style-name="Standard">
      <style:text-properties fo:font-weight="normal" officeooo:rsid="0166f2ea" officeooo:paragraph-rsid="0166f2ea" style:font-weight-asian="normal" style:font-weight-complex="normal"/>
    </style:style>
    <style:style style:name="P169" style:family="paragraph" style:parent-style-name="Standard">
      <style:text-properties fo:font-weight="normal" officeooo:rsid="0167fc09" officeooo:paragraph-rsid="0167fc09" style:font-weight-asian="normal" style:font-weight-complex="normal"/>
    </style:style>
    <style:style style:name="P170" style:family="paragraph" style:parent-style-name="Standard">
      <style:text-properties fo:font-weight="normal" officeooo:rsid="016889f5" officeooo:paragraph-rsid="016889f5" style:font-weight-asian="normal" style:font-weight-complex="normal"/>
    </style:style>
    <style:style style:name="P171" style:family="paragraph" style:parent-style-name="Standard">
      <style:text-properties fo:font-weight="normal" officeooo:rsid="016976c3" officeooo:paragraph-rsid="016976c3" style:font-weight-asian="normal" style:font-weight-complex="normal"/>
    </style:style>
    <style:style style:name="P172" style:family="paragraph" style:parent-style-name="Standard">
      <style:text-properties fo:font-weight="normal" officeooo:rsid="016996ea" officeooo:paragraph-rsid="016996ea" style:font-weight-asian="normal" style:font-weight-complex="normal"/>
    </style:style>
    <style:style style:name="P173" style:family="paragraph" style:parent-style-name="Standard">
      <style:text-properties fo:font-weight="normal" officeooo:rsid="016a7224" officeooo:paragraph-rsid="016a7224" style:font-weight-asian="normal" style:font-weight-complex="normal"/>
    </style:style>
    <style:style style:name="P174" style:family="paragraph" style:parent-style-name="Standard" style:list-style-name="L2">
      <style:text-properties fo:font-weight="normal" officeooo:rsid="0043f628" officeooo:paragraph-rsid="0043f628" fo:background-color="transparent" style:font-weight-asian="normal" style:font-weight-complex="normal"/>
    </style:style>
    <style:style style:name="P175" style:family="paragraph" style:parent-style-name="Standard" style:list-style-name="L3">
      <style:text-properties fo:font-weight="normal" officeooo:rsid="0056d9f9" officeooo:paragraph-rsid="0056d9f9" fo:background-color="transparent" style:font-weight-asian="normal" style:font-weight-complex="normal"/>
    </style:style>
    <style:style style:name="P176" style:family="paragraph" style:parent-style-name="Standard" style:list-style-name="L3">
      <style:text-properties fo:font-weight="normal" officeooo:rsid="00476ef5" officeooo:paragraph-rsid="00476ef5" fo:background-color="transparent" style:font-weight-asian="normal" style:font-weight-complex="normal"/>
    </style:style>
    <style:style style:name="P177" style:family="paragraph" style:parent-style-name="Standard" style:list-style-name="L3">
      <style:text-properties fo:font-weight="normal" officeooo:rsid="0058b058" officeooo:paragraph-rsid="0058b058" fo:background-color="transparent" style:font-weight-asian="normal" style:font-weight-complex="normal"/>
    </style:style>
    <style:style style:name="P178" style:family="paragraph" style:parent-style-name="Standard" style:list-style-name="L3">
      <style:text-properties fo:font-weight="normal" officeooo:rsid="0048877d" officeooo:paragraph-rsid="0048877d" fo:background-color="transparent" style:font-weight-asian="normal" style:font-weight-complex="normal"/>
    </style:style>
    <style:style style:name="P179" style:family="paragraph" style:parent-style-name="Standard" style:list-style-name="L3">
      <style:text-properties fo:font-weight="normal" officeooo:rsid="00560571" officeooo:paragraph-rsid="00560571" fo:background-color="transparent" style:font-weight-asian="normal" style:font-weight-complex="normal"/>
    </style:style>
    <style:style style:name="P180" style:family="paragraph" style:parent-style-name="Standard" style:list-style-name="L3">
      <style:text-properties fo:font-weight="normal" officeooo:rsid="00ac8733" officeooo:paragraph-rsid="00ac8733" fo:background-color="transparent" style:font-weight-asian="normal" style:font-weight-complex="normal"/>
    </style:style>
    <style:style style:name="P181" style:family="paragraph" style:parent-style-name="Standard" style:list-style-name="L3">
      <style:text-properties fo:font-weight="normal" officeooo:rsid="010a9e34" officeooo:paragraph-rsid="010a9e34" fo:background-color="transparent" style:font-weight-asian="normal" style:font-weight-complex="normal"/>
    </style:style>
    <style:style style:name="P182" style:family="paragraph" style:parent-style-name="Standard">
      <style:paragraph-properties>
        <style:tab-stops>
          <style:tab-stop style:position="2in"/>
          <style:tab-stop style:position="2.1311in"/>
        </style:tab-stops>
      </style:paragraph-properties>
      <style:text-properties fo:font-weight="normal" officeooo:rsid="013e5e12" officeooo:paragraph-rsid="013e5e12" fo:background-color="transparent" style:font-weight-asian="normal" style:font-weight-complex="normal"/>
    </style:style>
    <style:style style:name="P183" style:family="paragraph" style:parent-style-name="Standard" style:list-style-name="L2">
      <style:text-properties officeooo:rsid="00239174" officeooo:paragraph-rsid="00239174"/>
    </style:style>
    <style:style style:name="P184" style:family="paragraph" style:parent-style-name="Standard" style:list-style-name="L2">
      <style:text-properties officeooo:rsid="01070efe" officeooo:paragraph-rsid="01070efe"/>
    </style:style>
    <style:style style:name="P185" style:family="paragraph" style:parent-style-name="Standard" style:list-style-name="L3">
      <style:text-properties fo:font-weight="bold" officeooo:rsid="0045c60a" officeooo:paragraph-rsid="0045c60a" style:font-weight-asian="bold" style:font-weight-complex="bold"/>
    </style:style>
    <style:style style:name="P186" style:family="paragraph" style:parent-style-name="Standard" style:list-style-name="L3">
      <style:text-properties fo:font-weight="bold" officeooo:rsid="003798ee" officeooo:paragraph-rsid="003798ee" style:font-weight-asian="bold" style:font-weight-complex="bold"/>
    </style:style>
    <style:style style:name="P187" style:family="paragraph" style:parent-style-name="Standard" style:list-style-name="L3">
      <style:text-properties fo:font-weight="bold" officeooo:rsid="001a82c2" officeooo:paragraph-rsid="001a82c2" style:font-weight-asian="bold" style:font-weight-complex="bold"/>
    </style:style>
    <style:style style:name="P188" style:family="paragraph" style:parent-style-name="Standard" style:list-style-name="L3">
      <style:text-properties fo:font-weight="bold" officeooo:rsid="0020d1f3" officeooo:paragraph-rsid="0020d1f3" style:font-weight-asian="bold" style:font-weight-complex="bold"/>
    </style:style>
    <style:style style:name="P189" style:family="paragraph" style:parent-style-name="Standard" style:list-style-name="L5">
      <style:text-properties fo:font-weight="bold" officeooo:rsid="01107336" officeooo:paragraph-rsid="01107336" style:font-weight-asian="bold" style:font-weight-complex="bold"/>
    </style:style>
    <style:style style:name="P190" style:family="paragraph" style:parent-style-name="Standard" style:list-style-name="L3">
      <style:text-properties fo:font-weight="bold" officeooo:rsid="003798ee" officeooo:paragraph-rsid="003798ee" fo:background-color="transparent" style:font-weight-asian="bold" style:font-weight-complex="bold"/>
    </style:style>
    <style:style style:name="P191" style:family="paragraph" style:parent-style-name="Standard" style:list-style-name="L3">
      <style:text-properties fo:font-weight="bold" officeooo:rsid="00476ef5" officeooo:paragraph-rsid="00476ef5" fo:background-color="transparent" style:font-weight-asian="bold" style:font-weight-complex="bold"/>
    </style:style>
    <style:style style:name="P192" style:family="paragraph" style:parent-style-name="Standard" style:list-style-name="L3">
      <style:text-properties fo:font-weight="bold" officeooo:rsid="0056d9f9" officeooo:paragraph-rsid="0056d9f9" fo:background-color="transparent" style:font-weight-asian="bold" style:font-weight-complex="bold"/>
    </style:style>
    <style:style style:name="P193" style:family="paragraph" style:parent-style-name="Standard" style:list-style-name="L3">
      <style:text-properties fo:font-weight="bold" officeooo:rsid="00ac8733" officeooo:paragraph-rsid="00ac8733" fo:background-color="transparent" style:font-weight-asian="bold" style:font-weight-complex="bold"/>
    </style:style>
    <style:style style:name="P194" style:family="paragraph" style:parent-style-name="Standard" style:list-style-name="L3">
      <style:text-properties fo:font-weight="bold" officeooo:rsid="010a9e34" officeooo:paragraph-rsid="010a9e34" fo:background-color="transparent" style:font-weight-asian="bold" style:font-weight-complex="bold"/>
    </style:style>
    <style:style style:name="P195" style:family="paragraph" style:parent-style-name="Standard" style:list-style-name="L3">
      <style:text-properties style:font-name="Liberation Serif" fo:font-weight="normal" officeooo:rsid="00ac8733" officeooo:paragraph-rsid="00ac8733" style:font-weight-asian="normal" style:font-weight-complex="normal"/>
    </style:style>
    <style:style style:name="P196" style:family="paragraph" style:parent-style-name="Standard" style:list-style-name="L3">
      <style:text-properties style:font-name="Liberation Serif" fo:font-weight="normal" officeooo:rsid="003b79e5" officeooo:paragraph-rsid="003b79e5" style:font-weight-asian="normal" style:font-weight-complex="normal"/>
    </style:style>
    <style:style style:name="P197" style:family="paragraph" style:parent-style-name="Standard" style:list-style-name="L3">
      <style:text-properties style:font-name="Liberation Serif" fo:font-weight="normal" officeooo:rsid="003ce826" officeooo:paragraph-rsid="003ce826" style:font-weight-asian="normal" style:font-weight-complex="normal"/>
    </style:style>
    <style:style style:name="P198" style:family="paragraph" style:parent-style-name="Standard" style:list-style-name="L5">
      <style:text-properties style:font-name="Liberation Serif" fo:font-weight="normal" officeooo:rsid="0105d943" officeooo:paragraph-rsid="0105d943" style:font-weight-asian="normal" style:font-weight-complex="normal"/>
    </style:style>
    <style:style style:name="P199" style:family="paragraph" style:parent-style-name="Standard" style:list-style-name="L3">
      <style:text-properties style:font-name="Liberation Serif" fo:font-weight="bold" officeooo:rsid="00e930aa" officeooo:paragraph-rsid="00e930aa" style:font-weight-asian="bold" style:font-weight-complex="bold"/>
    </style:style>
    <style:style style:name="P200" style:family="paragraph" style:parent-style-name="Standard" style:list-style-name="L3">
      <style:text-properties style:font-name="Liberation Serif" fo:font-weight="bold" officeooo:rsid="00ea0d7d" officeooo:paragraph-rsid="00ea0d7d" style:font-weight-asian="bold" style:font-weight-complex="bold"/>
    </style:style>
    <style:style style:name="P201" style:family="paragraph" style:parent-style-name="Standard" style:list-style-name="L3">
      <style:text-properties style:font-name="Liberation Serif" fo:font-weight="bold" officeooo:rsid="010e69d7" officeooo:paragraph-rsid="010e69d7" style:font-weight-asian="bold" style:font-weight-complex="bold"/>
    </style:style>
    <style:style style:name="P202" style:family="paragraph" style:parent-style-name="Standard" style:list-style-name="L3">
      <style:text-properties style:font-name="Courier 10 Pitch" fo:font-weight="normal" officeooo:rsid="00ac8733" officeooo:paragraph-rsid="00ac8733" style:font-weight-asian="normal" style:font-weight-complex="normal"/>
    </style:style>
    <style:style style:name="P203" style:family="paragraph" style:parent-style-name="Standard" style:list-style-name="L3">
      <style:text-properties style:font-name="Courier 10 Pitch" fo:font-weight="normal" officeooo:rsid="001af5ff" officeooo:paragraph-rsid="001af5ff" style:font-weight-asian="normal" style:font-weight-complex="normal"/>
    </style:style>
    <style:style style:name="P204" style:family="paragraph" style:parent-style-name="Standard" style:list-style-name="L3">
      <style:text-properties style:font-name="Courier 10 Pitch" fo:font-weight="normal" officeooo:rsid="001af5ff" officeooo:paragraph-rsid="001b8f50" style:font-weight-asian="normal" style:font-weight-complex="normal"/>
    </style:style>
    <style:style style:name="P205" style:family="paragraph" style:parent-style-name="Standard" style:list-style-name="L3">
      <style:text-properties style:font-name="Courier 10 Pitch" fo:font-weight="normal" officeooo:rsid="0020d1f3" officeooo:paragraph-rsid="00214807" style:font-weight-asian="normal" style:font-weight-complex="normal"/>
    </style:style>
    <style:style style:name="P206" style:family="paragraph" style:parent-style-name="Standard" style:list-style-name="L3">
      <style:text-properties style:font-name="Courier 10 Pitch" fo:font-weight="normal" officeooo:rsid="0020d1f3" officeooo:paragraph-rsid="0020d1f3" style:font-weight-asian="normal" style:font-weight-complex="normal"/>
    </style:style>
    <style:style style:name="P207" style:family="paragraph" style:parent-style-name="Standard" style:list-style-name="L3">
      <style:text-properties style:font-name="Courier 10 Pitch" fo:font-weight="normal" officeooo:rsid="0026e8d7" officeooo:paragraph-rsid="0026e8d7" style:font-weight-asian="normal" style:font-weight-complex="normal"/>
    </style:style>
    <style:style style:name="P208" style:family="paragraph" style:parent-style-name="Standard" style:list-style-name="L3">
      <style:text-properties style:font-name="Courier 10 Pitch" fo:font-weight="normal" officeooo:rsid="0026e8d7" officeooo:paragraph-rsid="010c8a2e" style:font-weight-asian="normal" style:font-weight-complex="normal"/>
    </style:style>
    <style:style style:name="P209" style:family="paragraph" style:parent-style-name="Standard" style:list-style-name="L3">
      <style:text-properties style:font-name="Courier 10 Pitch" fo:font-weight="normal" officeooo:rsid="010c8a2e" officeooo:paragraph-rsid="010c8a2e" style:font-weight-asian="normal" style:font-weight-complex="normal"/>
    </style:style>
    <style:style style:name="P210" style:family="paragraph" style:parent-style-name="Standard" style:list-style-name="L3">
      <style:text-properties style:font-name="Courier 10 Pitch" fo:font-weight="normal" officeooo:rsid="003b79e5" officeooo:paragraph-rsid="003b79e5" style:font-weight-asian="normal" style:font-weight-complex="normal"/>
    </style:style>
    <style:style style:name="P211" style:family="paragraph" style:parent-style-name="Standard" style:list-style-name="L3">
      <style:text-properties style:font-name="Courier 10 Pitch" fo:font-weight="normal" officeooo:rsid="003ce826" officeooo:paragraph-rsid="003ce826" style:font-weight-asian="normal" style:font-weight-complex="normal"/>
    </style:style>
    <style:style style:name="P212" style:family="paragraph" style:parent-style-name="Standard" style:list-style-name="L3">
      <style:text-properties style:font-name="Courier 10 Pitch" fo:font-weight="normal" officeooo:rsid="00277617" officeooo:paragraph-rsid="00277617" style:font-weight-asian="normal" style:font-weight-complex="normal"/>
    </style:style>
    <style:style style:name="P213" style:family="paragraph" style:parent-style-name="Standard" style:list-style-name="L3">
      <style:text-properties style:font-name="Courier 10 Pitch" fo:font-weight="normal" officeooo:rsid="002f4c34" officeooo:paragraph-rsid="00523930" style:font-weight-asian="normal" style:font-weight-complex="normal"/>
    </style:style>
    <style:style style:name="P214" style:family="paragraph" style:parent-style-name="Standard" style:list-style-name="L3">
      <style:text-properties style:font-name="Courier 10 Pitch" fo:font-weight="normal" officeooo:rsid="00357c61" officeooo:paragraph-rsid="00357c61" style:font-weight-asian="normal" style:font-weight-complex="normal"/>
    </style:style>
    <style:style style:name="P215" style:family="paragraph" style:parent-style-name="Standard" style:list-style-name="L3">
      <style:text-properties style:font-name="Courier 10 Pitch" fo:font-weight="normal" officeooo:rsid="00357c61" officeooo:paragraph-rsid="0053d439" style:font-weight-asian="normal" style:font-weight-complex="normal"/>
    </style:style>
    <style:style style:name="P216" style:family="paragraph" style:parent-style-name="Standard" style:list-style-name="L5">
      <style:text-properties style:font-name="Courier 10 Pitch" fo:font-weight="normal" officeooo:rsid="00fb9ac1" officeooo:paragraph-rsid="00fb9ac1" style:font-weight-asian="normal" style:font-weight-complex="normal"/>
    </style:style>
    <style:style style:name="P217" style:family="paragraph" style:parent-style-name="Standard" style:list-style-name="L3">
      <style:text-properties style:font-name="Courier 10 Pitch" officeooo:rsid="002f4c34" officeooo:paragraph-rsid="00523930"/>
    </style:style>
    <style:style style:name="P218" style:family="paragraph" style:parent-style-name="Standard" style:list-style-name="L3">
      <style:paragraph-properties>
        <style:tab-stops>
          <style:tab-stop style:position="2in"/>
          <style:tab-stop style:position="2.1311in"/>
        </style:tab-stops>
      </style:paragraph-properties>
      <style:text-properties style:font-name="Courier 10 Pitch" fo:font-size="12pt" officeooo:rsid="00645ef8" officeooo:paragraph-rsid="003975fc"/>
    </style:style>
    <style:style style:name="P219" style:family="paragraph" style:parent-style-name="Standard" style:list-style-name="L3">
      <style:paragraph-properties>
        <style:tab-stops>
          <style:tab-stop style:position="2in"/>
          <style:tab-stop style:position="2.1311in"/>
        </style:tab-stops>
      </style:paragraph-properties>
      <style:text-properties style:font-name="Courier 10 Pitch" fo:font-size="12pt" officeooo:rsid="00523930" officeooo:paragraph-rsid="00523930"/>
    </style:style>
    <style:style style:name="P220" style:family="paragraph" style:parent-style-name="Standard" style:list-style-name="L3">
      <style:paragraph-properties>
        <style:tab-stops>
          <style:tab-stop style:position="2in"/>
          <style:tab-stop style:position="2.1311in"/>
        </style:tab-stops>
      </style:paragraph-properties>
      <style:text-properties style:font-name="Courier 10 Pitch" fo:font-size="12pt" officeooo:rsid="003975fc" officeooo:paragraph-rsid="00523930"/>
    </style:style>
    <style:style style:name="P221" style:family="paragraph" style:parent-style-name="Standard" style:list-style-name="L3">
      <style:paragraph-properties>
        <style:tab-stops>
          <style:tab-stop style:position="2in"/>
          <style:tab-stop style:position="2.1311in"/>
        </style:tab-stops>
      </style:paragraph-properties>
      <style:text-properties style:font-name="Courier 10 Pitch" fo:font-size="12pt" officeooo:rsid="003975fc" officeooo:paragraph-rsid="003975fc"/>
    </style:style>
    <style:style style:name="P222" style:family="paragraph" style:parent-style-name="Standard" style:list-style-name="L3">
      <style:paragraph-properties>
        <style:tab-stops>
          <style:tab-stop style:position="2in"/>
          <style:tab-stop style:position="2.1311in"/>
        </style:tab-stops>
      </style:paragraph-properties>
      <style:text-properties style:font-name="Courier 10 Pitch" officeooo:rsid="00645ef8" officeooo:paragraph-rsid="00523930"/>
    </style:style>
    <style:style style:name="P223" style:family="paragraph" style:parent-style-name="Standard" style:list-style-name="L3">
      <style:paragraph-properties>
        <style:tab-stops>
          <style:tab-stop style:position="2in"/>
          <style:tab-stop style:position="2.1311in"/>
        </style:tab-stops>
      </style:paragraph-properties>
      <style:text-properties style:font-name="Courier 10 Pitch" officeooo:rsid="00645ef8" officeooo:paragraph-rsid="003975fc"/>
    </style:style>
    <style:style style:name="P224" style:family="paragraph" style:parent-style-name="Standard">
      <style:text-properties style:text-line-through-style="solid" style:text-line-through-type="single" fo:font-size="12pt" fo:font-weight="normal" officeooo:rsid="00c0e666" officeooo:paragraph-rsid="00c0e666" style:font-weight-asian="normal" style:font-weight-complex="normal"/>
    </style:style>
    <style:style style:name="P225" style:family="paragraph" style:parent-style-name="Standard">
      <style:text-properties style:text-line-through-style="solid" style:text-line-through-type="single" fo:font-size="12pt" fo:font-weight="normal" officeooo:rsid="00dc2add" officeooo:paragraph-rsid="00dc2add" style:font-weight-asian="normal" style:font-weight-complex="normal"/>
    </style:style>
    <style:style style:name="P226" style:family="paragraph" style:parent-style-name="Standard">
      <style:text-properties style:text-line-through-style="solid" style:text-line-through-type="single" fo:font-size="12pt" fo:font-weight="normal" officeooo:rsid="00e6fea3" officeooo:paragraph-rsid="00e6fea3" style:font-weight-asian="normal" style:font-weight-complex="normal"/>
    </style:style>
    <style:style style:name="P227" style:family="paragraph" style:parent-style-name="Standard">
      <style:text-properties style:text-line-through-style="solid" style:text-line-through-type="single" fo:font-size="12pt" fo:font-weight="normal" officeooo:rsid="01002f72" officeooo:paragraph-rsid="00d3dfd8" style:font-size-asian="12pt" style:font-weight-asian="normal" style:font-size-complex="12pt" style:font-weight-complex="normal"/>
    </style:style>
    <style:style style:name="P228" style:family="paragraph" style:parent-style-name="Standard">
      <style:text-properties style:text-line-through-style="solid" style:text-line-through-type="single" fo:font-size="12pt" fo:font-weight="normal" officeooo:rsid="01405767" officeooo:paragraph-rsid="01405767" style:font-size-asian="12pt" style:font-weight-asian="normal" style:font-size-complex="12pt" style:font-weight-complex="normal"/>
    </style:style>
    <style:style style:name="P229" style:family="paragraph" style:parent-style-name="Standard">
      <style:text-properties style:text-line-through-style="solid" style:text-line-through-type="single" fo:font-size="12pt" fo:font-weight="normal" officeooo:rsid="0141f624" officeooo:paragraph-rsid="0141f624" style:font-size-asian="12pt" style:font-weight-asian="normal" style:font-size-complex="12pt" style:font-weight-complex="normal"/>
    </style:style>
    <style:style style:name="P230" style:family="paragraph" style:parent-style-name="Standard" style:list-style-name="L6">
      <style:text-properties fo:font-size="12pt" fo:font-weight="normal" officeooo:rsid="00ed081e" officeooo:paragraph-rsid="010a5888" style:font-weight-asian="normal" style:font-weight-complex="normal"/>
    </style:style>
    <style:style style:name="P231" style:family="paragraph" style:parent-style-name="Standard" style:list-style-name="L6">
      <style:text-properties fo:font-size="12pt" fo:font-weight="normal" officeooo:rsid="010967cd" officeooo:paragraph-rsid="010a5888" style:font-weight-asian="normal" style:font-weight-complex="normal"/>
    </style:style>
    <style:style style:name="P232" style:family="paragraph" style:parent-style-name="Standard" style:list-style-name="L6">
      <style:text-properties fo:font-size="12pt" fo:font-weight="normal" officeooo:rsid="00dd5674" officeooo:paragraph-rsid="00dd5674" style:font-weight-asian="normal" style:font-weight-complex="normal"/>
    </style:style>
    <style:style style:name="P233" style:family="paragraph" style:parent-style-name="Standard" style:list-style-name="L6">
      <style:text-properties fo:font-size="12pt" fo:font-weight="normal" officeooo:rsid="00f04ec8" officeooo:paragraph-rsid="010a5888" style:font-weight-asian="normal" style:font-weight-complex="normal"/>
    </style:style>
    <style:style style:name="P234" style:family="paragraph" style:parent-style-name="Standard" style:list-style-name="L6">
      <style:text-properties fo:font-size="12pt" fo:font-weight="normal" officeooo:rsid="01394d5e" officeooo:paragraph-rsid="01394d5e" style:font-weight-asian="normal" style:font-weight-complex="normal"/>
    </style:style>
    <style:style style:name="P235" style:family="paragraph" style:parent-style-name="Standard" style:list-style-name="L6">
      <style:text-properties fo:font-size="12pt" fo:font-weight="normal" officeooo:rsid="0147d37d" officeooo:paragraph-rsid="0147d37d" style:font-weight-asian="normal" style:font-weight-complex="normal"/>
    </style:style>
    <style:style style:name="P236" style:family="paragraph" style:parent-style-name="Standard" style:list-style-name="L6">
      <style:text-properties fo:font-size="12pt" fo:font-weight="normal" officeooo:rsid="014d441d" officeooo:paragraph-rsid="014d441d" style:font-weight-asian="normal" style:font-weight-complex="normal"/>
    </style:style>
    <style:style style:name="P237" style:family="paragraph" style:parent-style-name="Standard" style:list-style-name="L6">
      <style:text-properties fo:font-size="12pt" fo:font-weight="normal" officeooo:rsid="01513259" officeooo:paragraph-rsid="01513259" style:font-weight-asian="normal" style:font-weight-complex="normal"/>
    </style:style>
    <style:style style:name="P238" style:family="paragraph" style:parent-style-name="Standard" style:list-style-name="L6">
      <style:text-properties fo:font-size="12pt" fo:font-weight="normal" officeooo:rsid="0154bcdd" officeooo:paragraph-rsid="0154bcdd" style:font-weight-asian="normal" style:font-weight-complex="normal"/>
    </style:style>
    <style:style style:name="P239" style:family="paragraph" style:parent-style-name="Standard" style:list-style-name="L6">
      <style:text-properties fo:font-size="12pt" fo:font-weight="normal" officeooo:rsid="015b9e51" officeooo:paragraph-rsid="015b9e51" style:font-weight-asian="normal" style:font-weight-complex="normal"/>
    </style:style>
    <style:style style:name="P240" style:family="paragraph" style:parent-style-name="Standard">
      <style:text-properties style:text-line-through-style="none" style:text-line-through-type="none" fo:font-size="12pt" fo:font-weight="normal" officeooo:rsid="0141f624" officeooo:paragraph-rsid="0141f624" style:font-size-asian="12pt" style:font-weight-asian="normal" style:font-size-complex="12pt" style:font-weight-complex="normal"/>
    </style:style>
    <style:style style:name="P241" style:family="paragraph" style:parent-style-name="Standard">
      <style:text-properties style:text-line-through-style="none" style:text-line-through-type="none" fo:font-size="12pt" fo:font-weight="normal" officeooo:rsid="0143c409" officeooo:paragraph-rsid="0145528c" style:font-size-asian="12pt" style:font-weight-asian="normal" style:font-size-complex="12pt" style:font-weight-complex="normal"/>
    </style:style>
    <style:style style:name="P242" style:family="paragraph" style:parent-style-name="Standard">
      <style:text-properties fo:color="#ff3333" fo:font-weight="bold" officeooo:rsid="01661204" officeooo:paragraph-rsid="01661204" style:font-weight-asian="bold" style:font-weight-complex="bold"/>
    </style:style>
    <style:style style:name="P243" style:family="paragraph" style:parent-style-name="Standard">
      <style:text-properties fo:color="#ff3333" fo:font-weight="bold" officeooo:rsid="016c8ad8" officeooo:paragraph-rsid="016c8ad8" style:font-weight-asian="bold" style:font-weight-complex="bold"/>
    </style:style>
    <style:style style:name="P24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753b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8f50"/>
    </style:style>
    <style:style style:name="T4" style:family="text">
      <style:text-properties officeooo:rsid="0021480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b1cdc9" style:font-weight-asian="normal" style:font-weight-complex="normal"/>
    </style:style>
    <style:style style:name="T7" style:family="text">
      <style:text-properties fo:font-weight="normal" officeooo:rsid="010a89c0" style:font-weight-asian="normal" style:font-weight-complex="normal"/>
    </style:style>
    <style:style style:name="T8" style:family="text">
      <style:text-properties officeooo:rsid="0029f0b6"/>
    </style:style>
    <style:style style:name="T9" style:family="text">
      <style:text-properties officeooo:rsid="002a8b7e"/>
    </style:style>
    <style:style style:name="T10" style:family="text">
      <style:text-properties officeooo:rsid="002c5667"/>
    </style:style>
    <style:style style:name="T11" style:family="text">
      <style:text-properties officeooo:rsid="002f9582"/>
    </style:style>
    <style:style style:name="T12" style:family="text">
      <style:text-properties officeooo:rsid="00313a7f"/>
    </style:style>
    <style:style style:name="T13" style:family="text">
      <style:text-properties style:font-name="Courier 10 Pitch"/>
    </style:style>
    <style:style style:name="T14" style:family="text">
      <style:text-properties style:font-name="Courier 10 Pitch" officeooo:rsid="00870072"/>
    </style:style>
    <style:style style:name="T15" style:family="text">
      <style:text-properties style:font-name="Courier 10 Pitch" officeooo:rsid="0056d9f9"/>
    </style:style>
    <style:style style:name="T16" style:family="text">
      <style:text-properties style:font-name="Courier 10 Pitch" officeooo:rsid="00bd63fd"/>
    </style:style>
    <style:style style:name="T17" style:family="text">
      <style:text-properties style:font-name="Courier 10 Pitch" fo:font-weight="normal" style:font-weight-asian="normal" style:font-weight-complex="normal"/>
    </style:style>
    <style:style style:name="T18" style:family="text">
      <style:text-properties style:font-name="Courier 10 Pitch" fo:font-weight="normal" officeooo:rsid="00870072" style:font-weight-asian="normal" style:font-weight-complex="normal"/>
    </style:style>
    <style:style style:name="T19" style:family="text">
      <style:text-properties style:font-name="Courier 10 Pitch" officeooo:rsid="010a89c0"/>
    </style:style>
    <style:style style:name="T20" style:family="text">
      <style:text-properties style:font-name="Courier 10 Pitch" officeooo:rsid="010b2f99"/>
    </style:style>
    <style:style style:name="T21" style:family="text">
      <style:text-properties officeooo:rsid="003975fc"/>
    </style:style>
    <style:style style:name="T22" style:family="text">
      <style:text-properties fo:font-size="12pt"/>
    </style:style>
    <style:style style:name="T23" style:family="text">
      <style:text-properties fo:font-size="12pt" officeooo:rsid="00c2f481"/>
    </style:style>
    <style:style style:name="T24" style:family="text">
      <style:text-properties fo:font-size="12pt" officeooo:rsid="00c08172"/>
    </style:style>
    <style:style style:name="T25" style:family="text">
      <style:text-properties fo:font-size="12pt" officeooo:rsid="003975fc"/>
    </style:style>
    <style:style style:name="T26" style:family="text">
      <style:text-properties fo:font-size="12pt" officeooo:rsid="003a5acc"/>
    </style:style>
    <style:style style:name="T27" style:family="text">
      <style:text-properties fo:font-size="12pt" officeooo:rsid="003b1b33"/>
    </style:style>
    <style:style style:name="T28" style:family="text">
      <style:text-properties fo:font-size="12pt" officeooo:rsid="00523930"/>
    </style:style>
    <style:style style:name="T29" style:family="text">
      <style:text-properties fo:font-size="12pt" officeooo:rsid="00645ef8"/>
    </style:style>
    <style:style style:name="T30" style:family="text">
      <style:text-properties fo:font-size="12pt" officeooo:rsid="008d800e"/>
    </style:style>
    <style:style style:name="T31" style:family="text">
      <style:text-properties fo:font-size="12pt" officeooo:rsid="008dc1e5"/>
    </style:style>
    <style:style style:name="T32" style:family="text">
      <style:text-properties fo:font-size="12pt" officeooo:rsid="010cb688"/>
    </style:style>
    <style:style style:name="T33" style:family="text">
      <style:text-properties fo:font-size="12pt" officeooo:rsid="016889f5"/>
    </style:style>
    <style:style style:name="T34" style:family="text">
      <style:text-properties officeooo:rsid="003b79e5"/>
    </style:style>
    <style:style style:name="T35" style:family="text">
      <style:text-properties fo:color="#000000" fo:font-weight="bold" style:font-weight-asian="bold" style:font-weight-complex="bold"/>
    </style:style>
    <style:style style:name="T36" style:family="text">
      <style:text-properties officeooo:rsid="0048877d"/>
    </style:style>
    <style:style style:name="T37" style:family="text">
      <style:text-properties officeooo:rsid="004f68df"/>
    </style:style>
    <style:style style:name="T38" style:family="text">
      <style:text-properties officeooo:rsid="0053d439"/>
    </style:style>
    <style:style style:name="T39" style:family="text">
      <style:text-properties officeooo:rsid="0056d9f9"/>
    </style:style>
    <style:style style:name="T40" style:family="text">
      <style:text-properties officeooo:rsid="0058b058"/>
    </style:style>
    <style:style style:name="T41" style:family="text">
      <style:text-properties officeooo:rsid="00870072"/>
    </style:style>
    <style:style style:name="T42" style:family="text">
      <style:text-properties officeooo:rsid="00ac5b17"/>
    </style:style>
    <style:style style:name="T43" style:family="text">
      <style:text-properties officeooo:rsid="00ac8733"/>
    </style:style>
    <style:style style:name="T44" style:family="text">
      <style:text-properties officeooo:rsid="00b3d82f"/>
    </style:style>
    <style:style style:name="T45" style:family="text">
      <style:text-properties officeooo:rsid="00b4585b"/>
    </style:style>
    <style:style style:name="T46" style:family="text">
      <style:text-properties officeooo:rsid="00b6bc5c"/>
    </style:style>
    <style:style style:name="T47" style:family="text">
      <style:text-properties officeooo:rsid="0020e2c4"/>
    </style:style>
    <style:style style:name="T48" style:family="text">
      <style:text-properties officeooo:rsid="004b30e5"/>
    </style:style>
    <style:style style:name="T49" style:family="text">
      <style:text-properties officeooo:rsid="001f0191"/>
    </style:style>
    <style:style style:name="T50" style:family="text">
      <style:text-properties officeooo:rsid="0048a43e"/>
    </style:style>
    <style:style style:name="T51" style:family="text">
      <style:text-properties officeooo:rsid="004bd744"/>
    </style:style>
    <style:style style:name="T52" style:family="text">
      <style:text-properties officeooo:rsid="004f2f89"/>
    </style:style>
    <style:style style:name="T53" style:family="text">
      <style:text-properties officeooo:rsid="0059ac5f"/>
    </style:style>
    <style:style style:name="T54" style:family="text">
      <style:text-properties officeooo:rsid="00584cda"/>
    </style:style>
    <style:style style:name="T55" style:family="text">
      <style:text-properties officeooo:rsid="0055c0d9"/>
    </style:style>
    <style:style style:name="T56" style:family="text">
      <style:text-properties officeooo:rsid="004dbdb6"/>
    </style:style>
    <style:style style:name="T57" style:family="text">
      <style:text-properties officeooo:rsid="00285cda"/>
    </style:style>
    <style:style style:name="T58" style:family="text">
      <style:text-properties officeooo:rsid="00dfdc19"/>
    </style:style>
    <style:style style:name="T59" style:family="text">
      <style:text-properties officeooo:rsid="005fcdf2"/>
    </style:style>
    <style:style style:name="T60" style:family="text">
      <style:text-properties officeooo:rsid="00354f98"/>
    </style:style>
    <style:style style:name="T61" style:family="text">
      <style:text-properties officeooo:rsid="01029537"/>
    </style:style>
    <style:style style:name="T62" style:family="text">
      <style:text-properties officeooo:rsid="00248347"/>
    </style:style>
    <style:style style:name="T63" style:family="text">
      <style:text-properties officeooo:rsid="01010a1f"/>
    </style:style>
    <style:style style:name="T64" style:family="text">
      <style:text-properties officeooo:rsid="00fe8a91"/>
    </style:style>
    <style:style style:name="T65" style:family="text">
      <style:text-properties officeooo:rsid="01005f33"/>
    </style:style>
    <style:style style:name="T66" style:family="text">
      <style:text-properties officeooo:rsid="001e1b7e"/>
    </style:style>
    <style:style style:name="T67" style:family="text">
      <style:text-properties officeooo:rsid="00852342"/>
    </style:style>
    <style:style style:name="T68" style:family="text">
      <style:text-properties officeooo:rsid="009727d4"/>
    </style:style>
    <style:style style:name="T69" style:family="text">
      <style:text-properties officeooo:rsid="00cda43a"/>
    </style:style>
    <style:style style:name="T70" style:family="text">
      <style:text-properties officeooo:rsid="00e2c80b"/>
    </style:style>
    <style:style style:name="T71" style:family="text">
      <style:text-properties officeooo:rsid="00f3b338"/>
    </style:style>
    <style:style style:name="T72" style:family="text">
      <style:text-properties officeooo:rsid="00238d3a"/>
    </style:style>
    <style:style style:name="T73" style:family="text">
      <style:text-properties officeooo:rsid="00267e8e"/>
    </style:style>
    <style:style style:name="T74" style:family="text">
      <style:text-properties officeooo:rsid="00bba187"/>
    </style:style>
    <style:style style:name="T75" style:family="text">
      <style:text-properties officeooo:rsid="00dfbe22"/>
    </style:style>
    <style:style style:name="T76" style:family="text">
      <style:text-properties officeooo:rsid="00500eb1"/>
    </style:style>
    <style:style style:name="T77" style:family="text">
      <style:text-properties officeooo:rsid="00ab788d"/>
    </style:style>
    <style:style style:name="T78" style:family="text">
      <style:text-properties officeooo:rsid="00b15726"/>
    </style:style>
    <style:style style:name="T79" style:family="text">
      <style:text-properties officeooo:rsid="00bf503d"/>
    </style:style>
    <style:style style:name="T80" style:family="text">
      <style:text-properties officeooo:rsid="00ad7d48"/>
    </style:style>
    <style:style style:name="T81" style:family="text">
      <style:text-properties officeooo:rsid="00fde2f1"/>
    </style:style>
    <style:style style:name="T82" style:family="text">
      <style:text-properties officeooo:rsid="00c9adbb"/>
    </style:style>
    <style:style style:name="T83" style:family="text">
      <style:text-properties officeooo:rsid="0057cccf"/>
    </style:style>
    <style:style style:name="T84" style:family="text">
      <style:text-properties officeooo:rsid="00db0dbe"/>
    </style:style>
    <style:style style:name="T85" style:family="text">
      <style:text-properties officeooo:rsid="00db366b"/>
    </style:style>
    <style:style style:name="T86" style:family="text">
      <style:text-properties officeooo:rsid="00dc2996"/>
    </style:style>
    <style:style style:name="T87" style:family="text">
      <style:text-properties officeooo:rsid="008be673"/>
    </style:style>
    <style:style style:name="T88" style:family="text">
      <style:text-properties fo:font-size="10pt"/>
    </style:style>
    <style:style style:name="T89" style:family="text">
      <style:text-properties fo:font-size="10pt" officeooo:rsid="011d9541"/>
    </style:style>
    <style:style style:name="T90" style:family="text">
      <style:text-properties fo:font-size="10pt" officeooo:rsid="015670bd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solid" style:text-line-through-type="single" style:font-name="Courier 10 Pitch" officeooo:rsid="010cb688"/>
    </style:style>
    <style:style style:name="T93" style:family="text">
      <style:text-properties style:text-line-through-style="solid" style:text-line-through-type="single" officeooo:rsid="01346e74"/>
    </style:style>
    <style:style style:name="T94" style:family="text">
      <style:text-properties style:text-line-through-style="none" style:text-line-through-type="none" style:font-name="Courier 10 Pitch" officeooo:rsid="00bd63fd"/>
    </style:style>
    <style:style style:name="T95" style:family="text">
      <style:text-properties officeooo:rsid="00be8368"/>
    </style:style>
    <style:style style:name="T96" style:family="text">
      <style:text-properties officeooo:rsid="00caa0a6"/>
    </style:style>
    <style:style style:name="T97" style:family="text">
      <style:text-properties officeooo:rsid="00d2b2ac"/>
    </style:style>
    <style:style style:name="T98" style:family="text">
      <style:text-properties officeooo:rsid="00d482b5"/>
    </style:style>
    <style:style style:name="T99" style:family="text">
      <style:text-properties officeooo:rsid="00d5c235"/>
    </style:style>
    <style:style style:name="T100" style:family="text">
      <style:text-properties style:font-name="Liberation Serif"/>
    </style:style>
    <style:style style:name="T101" style:family="text">
      <style:text-properties style:font-name="Liberation Serif" officeooo:rsid="0111e575"/>
    </style:style>
    <style:style style:name="T102" style:family="text">
      <style:text-properties officeooo:rsid="0107ba15"/>
    </style:style>
    <style:style style:name="T103" style:family="text">
      <style:text-properties officeooo:rsid="01088277"/>
    </style:style>
    <style:style style:name="T104" style:family="text">
      <style:text-properties officeooo:rsid="010967cd"/>
    </style:style>
    <style:style style:name="T105" style:family="text">
      <style:text-properties officeooo:rsid="010a5888"/>
    </style:style>
    <style:style style:name="T106" style:family="text">
      <style:text-properties style:font-size-asian="12pt" style:font-size-complex="12pt"/>
    </style:style>
    <style:style style:name="T107" style:family="text">
      <style:text-properties officeooo:rsid="01002f72" style:font-size-asian="12pt" style:font-size-complex="12pt"/>
    </style:style>
    <style:style style:name="T108" style:family="text">
      <style:text-properties officeooo:rsid="0143c409" style:font-size-asian="12pt" style:font-size-complex="12pt"/>
    </style:style>
    <style:style style:name="T109" style:family="text">
      <style:text-properties officeooo:rsid="010a89c0"/>
    </style:style>
    <style:style style:name="T110" style:family="text">
      <style:text-properties officeooo:rsid="010a9e34"/>
    </style:style>
    <style:style style:name="T111" style:family="text">
      <style:text-properties officeooo:rsid="010b2f99"/>
    </style:style>
    <style:style style:name="T112" style:family="text">
      <style:text-properties officeooo:rsid="01107336"/>
    </style:style>
    <style:style style:name="T113" style:family="text">
      <style:text-properties officeooo:rsid="0112e11f"/>
    </style:style>
    <style:style style:name="T114" style:family="text">
      <style:text-properties officeooo:rsid="0114c948"/>
    </style:style>
    <style:style style:name="T115" style:family="text">
      <style:text-properties officeooo:rsid="0118c2f2"/>
    </style:style>
    <style:style style:name="T116" style:family="text">
      <style:text-properties officeooo:rsid="011d51ee"/>
    </style:style>
    <style:style style:name="T117" style:family="text">
      <style:text-properties officeooo:rsid="0122592e"/>
    </style:style>
    <style:style style:name="T118" style:family="text">
      <style:text-properties officeooo:rsid="0126b219"/>
    </style:style>
    <style:style style:name="T119" style:family="text">
      <style:text-properties officeooo:rsid="012a971f"/>
    </style:style>
    <style:style style:name="T120" style:family="text">
      <style:text-properties officeooo:rsid="012be0bc"/>
    </style:style>
    <style:style style:name="T121" style:family="text">
      <style:text-properties officeooo:rsid="012d560f"/>
    </style:style>
    <style:style style:name="T122" style:family="text">
      <style:text-properties officeooo:rsid="01346e74"/>
    </style:style>
    <style:style style:name="T123" style:family="text">
      <style:text-properties fo:background-color="transparent" loext:char-shading-value="0"/>
    </style:style>
    <style:style style:name="T124" style:family="text">
      <style:text-properties officeooo:rsid="0020e2c4" fo:background-color="transparent" loext:char-shading-value="0"/>
    </style:style>
    <style:style style:name="T125" style:family="text">
      <style:text-properties officeooo:rsid="01521d5d"/>
    </style:style>
    <style:style style:name="T126" style:family="text">
      <style:text-properties officeooo:rsid="0157901b"/>
    </style:style>
    <style:style style:name="T127" style:family="text">
      <style:text-properties officeooo:rsid="015ea9ca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2">NOT FINISHED/POLISHED</text:p>
      <text:p text:style-name="P243">THIS IS INTENDED FOR PERSONAL USE TO AID THE DESIGN AND DEVELOPMENT OF THE 403 PROGRAMMING LANGUAGE</text:p>
      <text:p text:style-name="P5"/>
      <text:p text:style-name="P6">AUTHOR: JAMES HONG</text:p>
      <text:p text:style-name="P5"/>
      <text:p text:style-name="P4">THE 403 PROGRAMMING LANGUAGE</text:p>
      <text:p text:style-name="P4"/>
      <text:p text:style-name="P1"><text:span text:style-name="T3">I. </text:span>GRAMMAR CONVENTIONS</text:p>
      <text:list xml:id="list4763497587091880895" text:style-name="L1">
        <text:list-item>
          <text:p text:style-name="P120">"optional" denotes "or nothing"</text:p>
        </text:list-item>
        <text:list-item>
          <text:p text:style-name="P120">plural form denotes <text:span text:style-name="T1">one or more consecutive terms</text:span></text:p>
        </text:list-item>
        <text:list-item>
          <text:p text:style-name="P120">"list" denotes <text:span text:style-name="T1">comma separated list of terms</text:span></text:p>
          <text:p text:style-name="P120"/>
        </text:list-item>
      </text:list>
      <text:p text:style-name="P2">II. DEFINITIONS</text:p>
      <text:list xml:id="list5176808421658763671" text:style-name="L2">
        <text:list-item>
          <text:p text:style-name="P121"><text:span text:style-name="T35">unary</text:span> - a literal or anything <text:span text:style-name="T102">that, by itself, evaluates</text:span> into a literal</text:p>
        </text:list-item>
        <text:list-item>
          <text:p text:style-name="P122"><text:span text:style-name="T2">operator</text:span> <text:span text:style-name="T103">- acts on adjacent operands, essentially a primitive function</text:span></text:p>
          <text:list>
            <text:list-item>
              <text:p text:style-name="P122">either binary or unary</text:p>
            </text:list-item>
          </text:list>
        </text:list-item>
        <text:list-item>
          <text:p text:style-name="P123"><text:span text:style-name="T2">expression</text:span> - a unary or an alternating sequence of unaries and operators, beginning and ending with a unary</text:p>
        </text:list-item>
        <text:list-item>
          <text:p text:style-name="P123"><text:span text:style-name="T2">statement</text:span> - either an expression followed by a comma or a declaration</text:p>
        </text:list-item>
        <text:list-item>
          <text:p text:style-name="P124"><text:span text:style-name="T2">declaration</text:span> - a variable followed by an optional parameter list, <text:span text:style-name="T103">an </text:span>optional initialization, and <text:span text:style-name="T103">a </text:span>semicolon</text:p>
          <text:list>
            <text:list-item>
              <text:p text:style-name="P124">a definition is a declaration with an initialization</text:p>
            </text:list-item>
          </text:list>
        </text:list-item>
        <text:list-item>
          <text:p text:style-name="P124"><text:span text:style-name="T2">body</text:span> - zero or more statements followed by an expression</text:p>
          <text:list>
            <text:list-item>
              <text:p text:style-name="P125">its value is the value of the last expression after evaluating all the previous statements</text:p>
            </text:list-item>
          </text:list>
        </text:list-item>
        <text:list-item>
          <text:p text:style-name="P126"><text:span text:style-name="T2">block</text:span> - a body encapsulated in curly braces</text:p>
          <text:list>
            <text:list-item>
              <text:p text:style-name="P126">it is a <text:span text:style-name="T103">considered a </text:span>unary whose value is the value of the enclosed body</text:p>
            </text:list-item>
            <text:list-item>
              <text:p text:style-name="P127">it has its own scope</text:p>
            </text:list-item>
            <text:list-item>
              <text:p text:style-name="P127"><text:span text:style-name="T13">{i:=1; i}</text:span> evaluates to <text:span text:style-name="T13">1</text:span></text:p>
            </text:list-item>
          </text:list>
        </text:list-item>
        <text:list-item>
          <text:p text:style-name="P123"><text:span text:style-name="T2">parameters</text:span> - a list of variables encapsulated by parenthesis<text:span text:style-name="T109"> used to describe a function</text:span></text:p>
        </text:list-item>
        <text:list-item>
          <text:p text:style-name="P129"><text:span text:style-name="T2">predicate</text:span> - an expression that evaluates to true or false</text:p>
        </text:list-item>
        <text:list-item>
          <text:p text:style-name="P131"><text:span text:style-name="T2">strings</text:span> - sequence of characters delimited by quotes</text:p>
          <text:list>
            <text:list-item>
              <text:p text:style-name="P131">strings can contain quotes by escaping the quote</text:p>
            </text:list-item>
            <text:list-item>
              <text:p text:style-name="P127">other escapable characters given later</text:p>
            </text:list-item>
          </text:list>
        </text:list-item>
        <text:list-item>
          <text:p text:style-name="P174"><text:span text:style-name="T2">escape</text:span> - characters are escaped using a backslash</text:p>
        </text:list-item>
        <text:list-item>
          <text:p text:style-name="P183"><text:span text:style-name="T2">comments</text:span><text:span text:style-name="T5"> - comments are indicated by </text:span><text:span text:style-name="T18">!</text:span><text:span text:style-name="T5"> and extend until a newline </text:span><text:span text:style-name="T6">or another ! is reached</text:span></text:p>
          <text:list>
            <text:list-item>
              <text:p text:style-name="P184"><text:span text:style-name="T7">two adjacent exclamation marks </text:span><text:span text:style-name="T17">!!</text:span><text:span text:style-name="T5"> signif</text:span><text:span text:style-name="T7">y</text:span><text:span text:style-name="T5"> a </text:span><text:span text:style-name="T2">supercomment</text:span><text:span text:style-name="T5"> that extends until a newline</text:span></text:p>
            </text:list-item>
          </text:list>
          <text:p text:style-name="P132"/>
        </text:list-item>
      </text:list>
      <text:p text:style-name="P7"><text:span text:style-name="T3">III. </text:span>Language</text:p>
      <text:list xml:id="list7177376403165139813" text:style-name="L3">
        <text:list-item>
          <text:p text:style-name="P185">Data Types</text:p>
          <text:list>
            <text:list-item>
              <text:p text:style-name="P186">Integers</text:p>
              <text:list>
                <text:list-item>
                  <text:p text:style-name="P133">count<text:span text:style-name="T42">ing </text:span>numbers, e.g. <text:span text:style-name="T13">-1, 0, 1, 2,...</text:span></text:p>
                </text:list-item>
                <text:list-item>
                  <text:p text:style-name="P134">preceding <text:span text:style-name="T13">- </text:span>and <text:span text:style-name="T13">+</text:span> are stored as unary operators</text:p>
                </text:list-item>
              </text:list>
            </text:list-item>
            <text:list-item>
              <text:p text:style-name="P186">Reals</text:p>
              <text:list>
                <text:list-item>
                  <text:p text:style-name="P133">decimal numbers, e.g. <text:span text:style-name="T13">3.14</text:span><text:span text:style-name="T19">, -1.0</text:span></text:p>
                </text:list-item>
              </text:list>
            </text:list-item>
            <text:list-item>
              <text:p text:style-name="P186">Boolean</text:p>
              <text:list>
                <text:list-item>
                  <text:p text:style-name="P133">either <text:span text:style-name="T13">true</text:span> or <text:span text:style-name="T13">false</text:span></text:p>
                </text:list-item>
                <text:list-item>
                  <text:p text:style-name="P195">internally, <text:span text:style-name="T13">true</text:span> is 1 and <text:span text:style-name="T13">false</text:span> is 0</text:p>
                </text:list-item>
              </text:list>
            </text:list-item>
            <text:list-item>
              <text:p text:style-name="P186"><text:soft-page-break/>Strings</text:p>
              <text:list>
                <text:list-item>
                  <text:p text:style-name="P133">sequence of characters delimited by quotes, e.g. <text:span text:style-name="T13">"Hello, world!"</text:span></text:p>
                </text:list-item>
                <text:list-item>
                  <text:p text:style-name="P133">quotes and backslashes are escaped using a backslash, e.g. "a quote is <text:span text:style-name="T13">\""</text:span></text:p>
                </text:list-item>
                <text:list-item>
                  <text:p text:style-name="P128">escapable characters include<text:span text:style-name="T13"> '\n', '\t', '\b', '\v', '\f', '\r', '\a', '"', '\\',</text:span> with their usual meaning</text:p>
                </text:list-item>
                <text:list-item>
                  <text:p text:style-name="P128">attempting to escape an non-escapable character, returns the character following the <text:span text:style-name="T13">\</text:span></text:p>
                </text:list-item>
              </text:list>
            </text:list-item>
          </text:list>
        </text:list-item>
        <text:list-item>
          <text:p text:style-name="P187">Variables</text:p>
          <text:list>
            <text:list-item>
              <text:p text:style-name="P187">General Information</text:p>
              <text:list>
                <text:list-item>
                  <text:p text:style-name="P135">Variables are dynamically typed.</text:p>
                </text:list-item>
                <text:list-item>
                  <text:p text:style-name="P135">Variables must be declared before being used.</text:p>
                </text:list-item>
              </text:list>
            </text:list-item>
            <text:list-item>
              <text:p text:style-name="P187">Valid Names</text:p>
              <text:list>
                <text:list-item>
                  <text:p text:style-name="P135">A valid variable name begins with a <text:span text:style-name="T109">alphabetical character followed by any sequence of alphanumeric or underscore characters</text:span></text:p>
                </text:list-item>
              </text:list>
            </text:list-item>
            <text:list-item>
              <text:p text:style-name="P187">Declaration</text:p>
              <text:list>
                <text:list-item>
                  <text:p text:style-name="P135">Variabl<text:span text:style-name="T43">es are declared by stating the name followed by an optional initialization and a semicolon</text:span></text:p>
                </text:list-item>
                <text:list-item>
                  <text:p text:style-name="P136">It is invalid to redeclare a variable in the same scope.</text:p>
                </text:list-item>
                <text:list-item>
                  <text:p text:style-name="P135">Examples</text:p>
                  <text:list>
                    <text:list-header>
                      <text:p text:style-name="P202">x;</text:p>
                      <text:p text:style-name="P202">y;</text:p>
                    </text:list-header>
                  </text:list>
                </text:list-item>
              </text:list>
            </text:list-item>
            <text:list-item>
              <text:p text:style-name="P187">Definition</text:p>
              <text:list>
                <text:list-item>
                  <text:p text:style-name="P137">A variable definition is simply a declaration with initialization.</text:p>
                </text:list-item>
                <text:list-item>
                  <text:p text:style-name="P137">Initialization is indicated with <text:span text:style-name="T13">:=</text:span> followed by a body<text:span text:style-name="T3"> (see II.4)</text:span> and a semicolon.</text:p>
                </text:list-item>
                <text:list-item>
                  <text:p text:style-name="P138">Definitions are not expressions, <text:span text:style-name="T100">so</text:span><text:span text:style-name="T13"> x:=y:=1;; </text:span>is illegal. The proper way is <text:span text:style-name="T13">x:=y:=1;y;</text:span></text:p>
                </text:list-item>
                <text:list-item>
                  <text:p text:style-name="P135">Examples</text:p>
                  <text:list>
                    <text:list-header>
                      <text:p text:style-name="P203">x := 5 + 1;</text:p>
                      <text:p text:style-name="P203">x :=</text:p>
                      <text:list>
                        <text:list-header>
                          <text:p text:style-name="P204">y := 3;</text:p>
                          <text:p text:style-name="P204">y + 1;</text:p>
                        </text:list-header>
                      </text:list>
                    </text:list-header>
                  </text:list>
                </text:list-item>
              </text:list>
            </text:list-item>
            <text:list-item>
              <text:p text:style-name="P188">Assignment</text:p>
              <text:list>
                <text:list-item>
                  <text:p text:style-name="P136">A variable is assigned a value using the assignment operator <text:span text:style-name="T13">==</text:span>.</text:p>
                </text:list-item>
                <text:list-item>
                  <text:p text:style-name="P136">An assignment is an expression whose return value is the right operand.</text:p>
                </text:list-item>
                <text:list-item>
                  <text:p text:style-name="P139">An undeclared variable cannot be assigned a value<text:span text:style-name="T43">.</text:span></text:p>
                </text:list-item>
              </text:list>
            </text:list-item>
          </text:list>
        </text:list-item>
        <text:list-item>
          <text:p text:style-name="P190">Operators</text:p>
          <text:list>
            <text:list-item>
              <text:p text:style-name="P191">unary operator<text:span text:style-name="T109">s</text:span></text:p>
              <text:list>
                <text:list-item>
                  <text:p text:style-name="P175">numerical operators</text:p>
                  <text:list>
                    <text:list-item>
                      <text:p text:style-name="P176"><text:span text:style-name="T13">+</text:span> (positive)</text:p>
                    </text:list-item>
                    <text:list-item>
                      <text:p text:style-name="P176"><text:span text:style-name="T13">-</text:span> (negative)</text:p>
                    </text:list-item>
                  </text:list>
                </text:list-item>
                <text:list-item>
                  <text:p text:style-name="P175">logical operators</text:p>
                  <text:list>
                    <text:list-item>
                      <text:p text:style-name="P176"><text:span text:style-name="T14">~</text:span><text:span text:style-name="T41">, </text:span><text:span text:style-name="T14">not</text:span> (negation)</text:p>
                    </text:list-item>
                  </text:list>
                </text:list-item>
              </text:list>
            </text:list-item>
            <text:list-item>
              <text:p text:style-name="P191">binary operators, associativity<text:span text:style-name="T109">, precedence</text:span></text:p>
              <text:list>
                <text:list-item>
                  <text:p text:style-name="P175"><text:span text:style-name="T13">==</text:span> (assignment), left<text:span text:style-name="T110">, 0</text:span></text:p>
                </text:list-item>
                <text:list-item>
                  <text:p text:style-name="P175">numerical operators</text:p>
                  <text:list>
                    <text:list-item>
                      <text:p text:style-name="P176"><text:span text:style-name="T13">+</text:span> (addition), left<text:span text:style-name="T109">, 5</text:span></text:p>
                    </text:list-item>
                    <text:list-item>
                      <text:p text:style-name="P176"><text:span text:style-name="T13">*</text:span> (multiplication), left<text:span text:style-name="T109">, 7</text:span></text:p>
                    </text:list-item>
                    <text:list-item>
                      <text:p text:style-name="P176"><text:span text:style-name="T13">-</text:span> (subtraction), left<text:span text:style-name="T109">, 5</text:span></text:p>
                    </text:list-item>
                    <text:list-item>
                      <text:p text:style-name="P176"><text:soft-page-break/><text:span text:style-name="T13">/</text:span> (division)<text:span text:style-name="T39">,</text:span> left<text:span text:style-name="T109">, <text:s/>7</text:span></text:p>
                    </text:list-item>
                    <text:list-item>
                      <text:p text:style-name="P176"><text:span text:style-name="T13">^</text:span> (exponentiation), right<text:span text:style-name="T110">, 8</text:span></text:p>
                    </text:list-item>
                    <text:list-item>
                      <text:p text:style-name="P177"><text:span text:style-name="T13">%</text:span> remainder<text:span text:style-name="T110">, 7</text:span></text:p>
                    </text:list-item>
                    <text:list-item>
                      <text:p text:style-name="P175">Euclidean division</text:p>
                      <text:list>
                        <text:list-item>
                          <text:p text:style-name="P176"><text:span text:style-name="T13">mod</text:span> <text:span text:style-name="T36">(remainder of Euclidean division</text:span>)<text:span text:style-name="T39">,</text:span> lef<text:span text:style-name="T109">t, 6</text:span></text:p>
                        </text:list-item>
                        <text:list-item>
                          <text:p text:style-name="P178"><text:span text:style-name="T13">div</text:span> (quotient of Euclidean division)<text:span text:style-name="T39">,</text:span> left<text:span text:style-name="T110">, 6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2">logical operators</text:p>
                  <text:list>
                    <text:list-item>
                      <text:p text:style-name="P178"><text:span text:style-name="T13">and</text:span>, <text:span text:style-name="T13">*</text:span>, left<text:span text:style-name="T110">, 2</text:span></text:p>
                    </text:list-item>
                    <text:list-item>
                      <text:p text:style-name="P178"><text:span text:style-name="T13">or</text:span>, <text:span text:style-name="T13">+</text:span>, left<text:span text:style-name="T110">, 1</text:span></text:p>
                    </text:list-item>
                  </text:list>
                </text:list-item>
                <text:list-item>
                  <text:p text:style-name="P192">relational operators</text:p>
                  <text:list>
                    <text:list-item>
                      <text:p text:style-name="P178"><text:span text:style-name="T15">=</text:span><text:span text:style-name="T39">, </text:span><text:span text:style-name="T13">equals</text:span>, left<text:span text:style-name="T110">, 3</text:span></text:p>
                    </text:list-item>
                    <text:list-item>
                      <text:p text:style-name="P179"><text:span text:style-name="T13">&lt;</text:span>, left<text:span text:style-name="T110">, 4</text:span></text:p>
                    </text:list-item>
                    <text:list-item>
                      <text:p text:style-name="P179"><text:span text:style-name="T13">&gt;</text:span>, left<text:span text:style-name="T110">, 4</text:span></text:p>
                    </text:list-item>
                    <text:list-item>
                      <text:p text:style-name="P179"><text:span text:style-name="T13">&lt;=</text:span>, left<text:span text:style-name="T110">, 4</text:span></text:p>
                    </text:list-item>
                    <text:list-item>
                      <text:p text:style-name="P179"><text:span text:style-name="T13">&gt;=</text:span>, left<text:span text:style-name="T110">, 4</text:span></text:p>
                    </text:list-item>
                  </text:list>
                </text:list-item>
                <text:list-item>
                  <text:p text:style-name="P193"><text:span text:style-name="T110">a</text:span>rray access</text:p>
                  <text:list>
                    <text:list-item>
                      <text:p text:style-name="P180"><text:span text:style-name="T13">[i]</text:span>, left</text:p>
                    </text:list-item>
                  </text:list>
                </text:list-item>
                <text:list-item>
                  <text:p text:style-name="P194">function application</text:p>
                  <text:list>
                    <text:list-item>
                      <text:p text:style-name="P181"><text:span text:style-name="T13">(</text:span><text:span text:style-name="T20">x</text:span><text:span text:style-name="T13">)</text:span>, lef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7">Functions</text:p>
          <text:list>
            <text:list-item>
              <text:p text:style-name="P187">General Information</text:p>
              <text:list>
                <text:list-item>
                  <text:p text:style-name="P135">Functions are first-class objects and thus can be manipulated as variables.</text:p>
                </text:list-item>
              </text:list>
            </text:list-item>
            <text:list-item>
              <text:p text:style-name="P187">Valid Names</text:p>
              <text:list>
                <text:list-item>
                  <text:p text:style-name="P135">See Section 1.2<text:span text:style-name="T111"> on variables.</text:span></text:p>
                </text:list-item>
              </text:list>
            </text:list-item>
            <text:list-item>
              <text:p text:style-name="P187">Declaration</text:p>
              <text:list>
                <text:list-item>
                  <text:p text:style-name="P139">Function declaration is the same as that for variables.</text:p>
                </text:list-item>
              </text:list>
            </text:list-item>
            <text:list-item>
              <text:p text:style-name="P187">Definition</text:p>
              <text:list>
                <text:list-item>
                  <text:p text:style-name="P139">Functions can be defined with or without lambda expressions.</text:p>
                  <text:list>
                    <text:list-item>
                      <text:p text:style-name="P139">With lambda:</text:p>
                      <text:list>
                        <text:list-item>
                          <text:p text:style-name="P139">Same as variable definition except the right hand side evaluates to a lambda expression.</text:p>
                        </text:list-item>
                      </text:list>
                    </text:list-item>
                    <text:list-item>
                      <text:p text:style-name="P140">Without lambda (syntactic sugar):</text:p>
                      <text:list>
                        <text:list-item>
                          <text:p text:style-name="P205">function(parameter_list) := body<text:span text:style-name="T4">;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39">The last statement of a definition must be an expression, not a declaration. This last expression is the value of the function.<text:span text:style-name="T43"> (see II.4)</text:span></text:p>
                </text:list-item>
                <text:list-item>
                  <text:p text:style-name="P135">Examples</text:p>
                  <text:list>
                    <text:list-header>
                      <text:p text:style-name="P207">f(x,y) := x + y;</text:p>
                      <text:p text:style-name="P207">f() := </text:p>
                      <text:list>
                        <text:list-header>
                          <text:p text:style-name="P207"><text:span text:style-name="T34"><text:s text:c="2"/></text:span>x := 1;</text:p>
                          <text:p text:style-name="P208"><text:span text:style-name="T34"><text:s text:c="2"/></text:span>y =<text:span text:style-name="T40">=</text:span> x;</text:p>
                          <text:p text:style-name="P209"><text:s text:c="2"/>y + 1;</text:p>
                        </text:list-header>
                      </text:list>
                      <text:p text:style-name="P207">f := lambda[x,y: x - y];</text:p>
                    </text:list-header>
                  </text:list>
                </text:list-item>
                <text:list-item>
                  <text:p text:style-name="P196">Function Calls</text:p>
                  <text:list>
                    <text:list-item>
                      <text:p text:style-name="P197">Functions are called by stating the name of the function and then placing a list of arguments<text:span text:style-name="T43">. See III.3.6 function application.</text:span></text:p>
                    </text:list-item>
                    <text:list-item>
                      <text:p text:style-name="P195">An anonymous function call is when a lambda expression is used in place of a function name.</text:p>
                    </text:list-item>
                    <text:list-item>
                      <text:p text:style-name="P196"><text:soft-page-break/>Examples</text:p>
                      <text:list>
                        <text:list-header>
                          <text:p text:style-name="P210">f(1,2)</text:p>
                          <text:p text:style-name="P211">f(1+2,1/2)</text:p>
                          <text:p text:style-name="P210">lambda[x: x * x](1)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187">Lambda Expressions</text:p>
              <text:list>
                <text:list-item>
                  <text:p text:style-name="P139">The format of lambda expressions is:</text:p>
                  <text:list>
                    <text:list-header>
                      <text:p text:style-name="P206">lambda[parameter_list: body]</text:p>
                    </text:list-header>
                  </text:list>
                </text:list-item>
                <text:list-item>
                  <text:p text:style-name="P141">Examples</text:p>
                  <text:list>
                    <text:list-header>
                      <text:p text:style-name="P212">lambda[x,y,z: a:=1; a=<text:span text:style-name="T43">=</text:span>a+1, a - x + y - z]</text:p>
                      <text:p text:style-name="P212">lambda[x,y,z:</text:p>
                      <text:list>
                        <text:list-item>
                          <text:list>
                            <text:list-header>
                              <text:p text:style-name="P212"><text:s/><text:span text:style-name="T37"><text:s text:c="3"/></text:span>a:=1;</text:p>
                              <text:p text:style-name="P212"><text:s/><text:span text:style-name="T37"><text:s text:c="3"/></text:span>a=<text:span text:style-name="T40">=</text:span>a+1,</text:p>
                              <text:p text:style-name="P212"><text:s/><text:span text:style-name="T37"><text:s text:c="3"/></text:span>a-x+y-z]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</text:list>
        </text:list-item>
        <text:list-item>
          <text:p text:style-name="P187">Arrays</text:p>
          <text:list>
            <text:list-item>
              <text:p text:style-name="P142">Arrays are variables that contain a number of <text:span text:style-name="T8">indexed </text:span>values.</text:p>
            </text:list-item>
            <text:list-item>
              <text:p text:style-name="P142"><text:span text:style-name="T32">arrays </text:span>are allocated using the built-in function allocate(size), where size is the number of elements to allocate.</text:p>
            </text:list-item>
            <text:list-item>
              <text:p text:style-name="P142">Array elements can be accessed using bracket notation. e.g. <text:span text:style-name="T13">array[index]</text:span>.</text:p>
              <text:list>
                <text:list-item>
                  <text:p text:style-name="P143">See III.3.5 array access</text:p>
                </text:list-item>
              </text:list>
            </text:list-item>
          </text:list>
        </text:list-item>
        <text:list-item>
          <text:p text:style-name="P187">List<text:span text:style-name="T9">s</text:span></text:p>
          <text:list>
            <text:list-item>
              <text:p text:style-name="P144">Lists are variables that point to a linked list of items.</text:p>
            </text:list-item>
            <text:list-item>
              <text:p text:style-name="P144">The empty list is nil.</text:p>
            </text:list-item>
            <text:list-item>
              <text:p text:style-name="P144">Items are added to the front of the list using the built-in function <text:span text:style-name="T94">cons</text:span><text:span text:style-name="T13">(item,list)</text:span></text:p>
            </text:list-item>
            <text:list-item>
              <text:p text:style-name="P144">Lists are constructed by either using the built-in function <text:span text:style-name="T13">list(items)</text:span> or the built in function<text:span text:style-name="T92"> </text:span><text:span text:style-name="T16">cons</text:span><text:span text:style-name="T13">(item,nil)</text:span>.</text:p>
            </text:list-item>
            <text:list-item>
              <text:p text:style-name="P144">The item at the front of the list is accessed using the built-in function<text:span text:style-name="T95"> car</text:span>(list).</text:p>
            </text:list-item>
            <text:list-item>
              <text:p text:style-name="P144">The lis<text:span text:style-name="T10">t that the head node points to is retrieved</text:span> using the built-in function<text:span text:style-name="T95"> cdr</text:span>(list).</text:p>
            </text:list-item>
          </text:list>
        </text:list-item>
        <text:list-item>
          <text:p text:style-name="P187">Conditionals</text:p>
          <text:list>
            <text:list-item>
              <text:p text:style-name="P145"><text:span text:style-name="T13">if[cases optional_else_case]</text:span> where a case is a body followed by a question mark, body, and a colon. The first body of each case is used as the predicate, while the second body is the consequent. The optional else case is simply a case that has the else keyword for a predicate.</text:p>
            </text:list-item>
            <text:list-item>
              <text:p text:style-name="P146">The conditional of a case is considered true if not false</text:p>
            </text:list-item>
            <text:list-item>
              <text:p text:style-name="P147">The bodies of a case have their own scope<text:span text:style-name="T21">, independent of each other.</text:span></text:p>
            </text:list-item>
            <text:list-item>
              <text:p text:style-name="P145">Examples:</text:p>
              <text:list>
                <text:list-header>
                  <text:p text:style-name="P213">if[x&gt;2 ? x=x+1: x&lt;2 ? x <text:span text:style-name="T43">=</text:span>= x - 1: else ? x]</text:p>
                  <text:p text:style-name="P217"><text:span text:style-name="T29">if</text:span><text:span text:style-name="T23"> </text:span><text:span text:style-name="T29">[</text:span><text:span text:style-name="T28"> </text:span><text:span text:style-name="T29">x &gt; 2</text:span><text:span text:style-name="T24"> ?</text:span></text:p>
                  <text:list>
                    <text:list-item>
                      <text:list>
                        <text:list-header>
                          <text:p text:style-name="P218">x =<text:span text:style-name="T40">=</text:span> 2,</text:p>
                          <text:p text:style-name="P219">x</text:p>
                        </text:list-header>
                      </text:list>
                      <text:p text:style-name="P222"><text:span text:style-name="T28"><text:s/></text:span><text:span text:style-name="T25">: x := y;</text:span><text:span text:style-name="T27"> <text:s text:c="4"/></text:span><text:span text:style-name="T30">!</text:span><text:span text:style-name="T27"> defined only within the predicate</text:span></text:p>
                      <text:list text:continue-numbering="true">
                        <text:list-header>
                          <text:p text:style-name="P220">x &lt; 2 ?</text:p>
                          <text:p text:style-name="P222"><text:span text:style-name="T25">x</text:span><text:span text:style-name="T26"> <text:s text:c="10"/></text:span><text:span text:style-name="T31"><text:s/></text:span><text:span text:style-name="T30">!</text:span><text:span text:style-name="T26"> not the same x as in the predicate</text:span></text:p>
                        </text:list-header>
                      </text:list>
                      <text:p text:style-name="P223"><text:span text:style-name="T28"><text:s/></text:span><text:span text:style-name="T25">: else</text:span></text:p>
                      <text:list text:continue-numbering="true">
                        <text:list-header>
                          <text:p text:style-name="P221">x =<text:span text:style-name="T40">=</text:span> 4,</text:p>
                          <text:p text:style-name="P221">x ]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187">Loops</text:p>
          <text:list>
            <text:list-item>
              <text:p text:style-name="P130"><text:soft-page-break/>Loops are specified using the while-loop. It's format is while[optional_expression_list:<text:span text:style-name="T11">predicate</text:span>:optional_expression_list]</text:p>
            </text:list-item>
            <text:list-item>
              <text:p text:style-name="P130">The expressions outside of the colons are evaluated until the <text:span text:style-name="T12">predicate</text:span> inside the colons evaluate to true.</text:p>
            </text:list-item>
            <text:list-item>
              <text:p text:style-name="P130"><text:span text:style-name="T12">As a design choice, t</text:span>he <text:span text:style-name="T12">predicate is limited to a single expression.</text:span></text:p>
            </text:list-item>
            <text:list-item>
              <text:p text:style-name="P148">Examples</text:p>
              <text:list>
                <text:list-header>
                  <text:p text:style-name="P214">while[i=<text:span text:style-name="T40">=</text:span>i+1:i&lt;10:i=<text:span text:style-name="T40">=</text:span>i*2]</text:p>
                  <text:p text:style-name="P215">while[i=<text:span text:style-name="T40">=</text:span>1,</text:p>
                  <text:list>
                    <text:list-item>
                      <text:list>
                        <text:list-header>
                          <text:p text:style-name="P215"><text:span text:style-name="T38"><text:s/></text:span>i=<text:span text:style-name="T40">=</text:span>i*2</text:p>
                          <text:p text:style-name="P215">:!(i&lt;10):</text:p>
                          <text:p text:style-name="P215"><text:span text:style-name="T38"><text:s/></text:span>i/100</text:p>
                          <text:p text:style-name="P215">]</text:p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  <text:list-item>
          <text:p text:style-name="P188">Particular Features</text:p>
          <text:list>
            <text:list-item>
              <text:p text:style-name="P139">Blocks are unaries, whose value is the value of the last expression enclosed in the curly braces. The body of the block has its own scope.</text:p>
              <text:list>
                <text:list-item>
                  <text:p text:style-name="P149">Example: <text:span text:style-name="T13">1 + {x := 2, x}</text:span></text:p>
                </text:list-item>
              </text:list>
            </text:list-item>
          </text:list>
        </text:list-item>
        <text:list-item>
          <text:p text:style-name="P199">Keywords</text:p>
          <text:list>
            <text:list-item>
              <text:p text:style-name="P199">this</text:p>
            </text:list-item>
            <text:list-item>
              <text:p text:style-name="P199">true</text:p>
            </text:list-item>
            <text:list-item>
              <text:p text:style-name="P199">false</text:p>
            </text:list-item>
            <text:list-item>
              <text:p text:style-name="P199">div</text:p>
            </text:list-item>
            <text:list-item>
              <text:p text:style-name="P199">mod</text:p>
            </text:list-item>
            <text:list-item>
              <text:p text:style-name="P199">equals</text:p>
            </text:list-item>
            <text:list-item>
              <text:p text:style-name="P199">and</text:p>
            </text:list-item>
            <text:list-item>
              <text:p text:style-name="P199">or</text:p>
            </text:list-item>
            <text:list-item>
              <text:p text:style-name="P199">if</text:p>
            </text:list-item>
            <text:list-item>
              <text:p text:style-name="P199">else</text:p>
            </text:list-item>
            <text:list-item>
              <text:p text:style-name="P199">while</text:p>
            </text:list-item>
            <text:list-item>
              <text:p text:style-name="P199">lambda</text:p>
            </text:list-item>
            <text:list-item>
              <text:p text:style-name="P199">nil</text:p>
            </text:list-item>
          </text:list>
        </text:list-item>
        <text:list-item>
          <text:p text:style-name="P199">Built-in Functions</text:p>
          <text:list>
            <text:list-item>
              <text:p text:style-name="P199">list()</text:p>
            </text:list-item>
            <text:list-item>
              <text:p text:style-name="P199">allocate()</text:p>
            </text:list-item>
            <text:list-item>
              <text:p text:style-name="P199">cons()</text:p>
            </text:list-item>
            <text:list-item>
              <text:p text:style-name="P199">car()</text:p>
            </text:list-item>
            <text:list-item>
              <text:p text:style-name="P199">cdr()</text:p>
            </text:list-item>
            <text:list-item>
              <text:p text:style-name="P200">print()</text:p>
            </text:list-item>
            <text:list-item>
              <text:p text:style-name="P201">println()</text:p>
            </text:list-item>
            <text:list-item>
              <text:p text:style-name="P200">display_env()</text:p>
            </text:list-item>
          </text:list>
        </text:list-item>
      </text:list>
      <text:p text:style-name="P8"/>
      <text:p text:style-name="P8"/>
      <text:p text:style-name="P118"/>
      <text:p text:style-name="P4">GRAMMAR</text:p>
      <text:p text:style-name="P11"/>
      <text:p text:style-name="P21">program is just a set of statements</text:p>
      <text:p text:style-name="P22"/>
      <text:p text:style-name="P23">optional_statements :<text:tab/><text:tab/>statements</text:p>
      <text:p text:style-name="P23"><text:tab/>|<text:tab/>*empty*</text:p>
      <text:p text:style-name="P59"/>
      <text:p text:style-name="P22">statement<text:span text:style-name="T48">s</text:span> :<text:span text:style-name="T49"><text:tab/><text:tab/></text:span>statement</text:p>
      <text:p text:style-name="P22"><text:span text:style-name="T49"><text:tab/>|<text:tab/></text:span>statement<text:span text:style-name="T50"> <text:s text:c="3"/></text:span>stat<text:span text:style-name="T49">ements</text:span></text:p>
      <text:p text:style-name="P22"/>
      <text:p text:style-name="P22">statement : <text:span text:style-name="T49"><text:tab/><text:tab/>expression <text:s text:c="3"/>COMMA</text:span></text:p>
      <text:p text:style-name="P24"><text:tab/>|<text:tab/>declaration</text:p>
      <text:p text:style-name="P61"/>
      <text:p text:style-name="P25"><text:span text:style-name="T51">declaration</text:span> :<text:tab/><text:tab/>VARIABLE<text:tab/> <text:s text:c="3"/>optional_<text:span text:style-name="T52">parameters</text:span></text:p>
      <text:p text:style-name="P26"><text:tab/><text:tab/><text:tab/><text:tab/> <text:s text:c="3"/>optional_initialization <text:s text:c="3"/>SEMICOLON</text:p>
      <text:p text:style-name="P62"/>
      <text:p text:style-name="P63">optional_initialization :<text:tab/><text:tab/>DEFINE <text:s text:c="3"/><text:span text:style-name="T53">body <text:s text:c="3"/>COLON</text:span></text:p>
      <text:p text:style-name="P64"><text:tab/>|<text:tab/>*empty*</text:p>
      <text:p text:style-name="P63"/>
      <text:p text:style-name="P63"/>
      <text:p text:style-name="P64"><text:span text:style-name="T54"><office:annotation><dc:creator>Unknown Author</dc:creator><dc:date>2017-10-25T00:48:26</dc:date><text:p text:style-name="P244"><text:span text:style-name="T128">design choice:</text:span></text:p><text:p text:style-name="P244"><text:span text:style-name="T128">function body must end with an expression with no comma afterward</text:span></text:p><text:p text:style-name="P244"><text:span text:style-name="T128"/></text:p><text:p text:style-name="P244"><text:span text:style-name="T128">this last expression will be the value of the body</text:span></text:p></office:annotation></text:span><text:span text:style-name="T54">body</text:span> :<text:tab/><text:span text:style-name="T55"><text:tab/>optional_statements <text:s text:c="3"/></text:span>expression</text:p>
      <text:p text:style-name="P65"/>
      <text:p text:style-name="P62"/>
      <text:p text:style-name="P66">optional_<text:span text:style-name="T56">parameters </text:span>:<text:tab/><text:tab/><text:span text:style-name="T56">parameters</text:span></text:p>
      <text:p text:style-name="P66"><text:tab/>:<text:tab/>*empty*<text:tab/></text:p>
      <text:p text:style-name="P66"/>
      <text:p text:style-name="P67"><text:span text:style-name="T56">parameters</text:span> :<text:tab/><text:tab/>OPEN_PARENTHESIS</text:p>
      <text:p text:style-name="P67"><text:tab/><text:tab/>optional_variable_list <text:s text:c="3"/><text:tab/> <text:s/><text:tab/> <text:tab/><text:tab/><text:tab/><text:tab/><text:tab/><text:tab/><text:tab/>CLOSE_PARENTHESIS</text:p>
      <text:p text:style-name="P66"/>
      <text:p text:style-name="P67">optional_<text:span text:style-name="T56">variable</text:span>_list :<text:tab/><text:tab/>variable_list</text:p>
      <text:p text:style-name="P67"><text:tab/>|<text:tab/>*empty*</text:p>
      <text:p text:style-name="P67"/>
      <text:p text:style-name="P66"><text:span text:style-name="T50">variable</text:span>_list :<text:tab/><text:tab/>VARIABLE</text:p>
      <text:p text:style-name="P66"><text:tab/>|<text:tab/>VARIABLE<text:tab/> <text:s text:c="3"/>COMMA <text:s text:c="3"/><text:span text:style-name="T50">variable_list</text:span></text:p>
      <text:p text:style-name="P22"/>
      <text:p text:style-name="P22">optional_expression_list :<text:span text:style-name="T49"><text:tab/><text:tab/></text:span>expression_list</text:p>
      <text:p text:style-name="P22"><text:span text:style-name="T49"><text:tab/>|<text:tab/></text:span>*empty*</text:p>
      <text:p text:style-name="P27"/>
      <text:p text:style-name="P22"/>
      <text:p text:style-name="P22">expression_list :<text:span text:style-name="T57"><text:tab/><text:tab/>expression</text:span></text:p>
      <text:p text:style-name="P22"><text:span text:style-name="T49"><text:tab/>|<text:tab/>expression</text:span> COMMA expression<text:span text:style-name="T58">_list</text:span></text:p>
      <text:p text:style-name="P28"/>
      <text:p text:style-name="P29">expression :<text:span text:style-name="T49"><text:tab/><text:tab/></text:span>unary</text:p>
      <text:p text:style-name="P29"><text:span text:style-name="T49"><text:tab/></text:span>|<text:span text:style-name="T49"><text:tab/></text:span>unary<text:span text:style-name="T59"> <text:s text:c="3"/>binary_</text:span>operator<text:span text:style-name="T59"> <text:s text:c="3"/></text:span>expression</text:p>
      <text:p text:style-name="P29"/>
      <text:p text:style-name="P29"/>
      <text:p text:style-name="P29"/>
      <text:p text:style-name="P29"><text:soft-page-break/></text:p>
      <text:p text:style-name="P29"/>
      <text:p text:style-name="P29">unary :<text:span text:style-name="T49"><text:tab/><text:tab/></text:span>NUMBER</text:p>
      <text:p text:style-name="P30"><text:tab/>|<text:tab/>STRING</text:p>
      <text:p text:style-name="P29"><text:tab/>|<text:tab/>BOOLEAN</text:p>
      <text:p text:style-name="P56"><text:tab/>|<text:tab/>THIS</text:p>
      <text:p text:style-name="P29"><text:span text:style-name="T49"><text:tab/></text:span>|<text:span text:style-name="T49"><text:tab/></text:span>unary_operator<text:span text:style-name="T60"> <text:s text:c="4"/></text:span>unary</text:p>
      <text:p text:style-name="P31"><text:tab/>|<text:tab/><text:span text:style-name="T61">absolute_value</text:span></text:p>
      <text:p text:style-name="P53"><text:tab/>|<text:tab/>postfix_operable_unaries <text:span text:style-name="T113"><text:s text:c="3"/>optional_</text:span>postfix_operator</text:p>
      <text:p text:style-name="P40"/>
      <text:p text:style-name="P53">postfix_operable_unaries :<text:tab/><text:tab/>VARIABLE</text:p>
      <text:p text:style-name="P53"><text:tab/>|<text:span text:style-name="T49"><text:tab/>parenthesized_expression</text:span></text:p>
      <text:p text:style-name="P53"><text:tab/>|<text:tab/><text:span text:style-name="T87">if_expression</text:span></text:p>
      <text:p text:style-name="P35"><text:tab/>|<text:tab/><text:span text:style-name="T63">while_expression</text:span></text:p>
      <text:p text:style-name="P37"><text:tab/>|<text:tab/><text:span text:style-name="T63">lambda_expression</text:span></text:p>
      <text:p text:style-name="P39"><text:tab/>|<text:tab/><text:span text:style-name="T65">block</text:span></text:p>
      <text:p text:style-name="P58"><text:tab/>|<text:tab/>delay_expression</text:p>
      <text:p text:style-name="P58"><text:tab/>|<text:tab/>force_expression</text:p>
      <text:p text:style-name="P58"><text:tab/>|<text:tab/>scons | scar | scdr</text:p>
      <text:p text:style-name="P57"/>
      <text:p text:style-name="P57">optional_postfix_operator :<text:tab/><text:tab/>postfix_operator</text:p>
      <text:p text:style-name="P57"><text:tab/>|<text:tab/>*empty*</text:p>
      <text:p text:style-name="P53"/>
      <text:p text:style-name="P53">postfix_operators :<text:tab/><text:tab/>function_call</text:p>
      <text:p text:style-name="P53"><text:tab/>|<text:tab/>array_access</text:p>
      <text:p text:style-name="P40"/>
      <text:p text:style-name="P54">function_call :<text:tab/> <text:tab/>OPEN_PARENTHESIS</text:p>
      <text:p text:style-name="P54"><text:tab/><text:tab/>expression_list</text:p>
      <text:p text:style-name="P54"><text:tab/> <text:tab/>CLOSE_PARENTHESIS</text:p>
      <text:p text:style-name="P68"/>
      <text:p text:style-name="P68">array_access :<text:tab/><text:tab/>OPEN_BRACKET</text:p>
      <text:p text:style-name="P68"><text:tab/><text:tab/>body</text:p>
      <text:p text:style-name="P68"><text:tab/><text:tab/>CLOSE_BRACKET</text:p>
      <text:p text:style-name="P40"/>
      <text:p text:style-name="P40">absolute_value<text:tab/><text:tab/><text:span text:style-name="T47">VERTICAL_BAR <text:s text:c="3"/>expression <text:s text:c="3"/>VERTICAL_BAR<text:tab/></text:span></text:p>
      <text:p text:style-name="P38"/>
      <text:p text:style-name="P41"><text:span text:style-name="T114">parenthesized</text:span>_expression :<text:tab/><text:span text:style-name="T66">|<text:tab/>OPEN_PARENTHESIS <text:s text:c="3"/>expression <text:s text:c="3"/>CLOSE_PARENTHESIS</text:span></text:p>
      <text:p text:style-name="P34"/>
      <text:p text:style-name="P41">array_access : <text:tab/><text:tab/><text:span text:style-name="T62">VARIABLE <text:s text:c="3"/>OPEN_BRACKET</text:span></text:p>
      <text:p text:style-name="P32"><text:tab/><text:tab/><text:tab/><text:span text:style-name="T62"> <text:s text:c="15"/>body</text:span></text:p>
      <text:p text:style-name="P32"><text:tab/><text:tab/><text:tab/><text:span text:style-name="T62"> <text:s text:c="15"/></text:span>CLOSE_BRACKE<text:span text:style-name="T67">T</text:span></text:p>
      <text:p text:style-name="P34"/>
      <text:p text:style-name="P34"><text:span text:style-name="T63">while_expression :<text:tab/><text:tab/></text:span>WHILE <text:s text:c="3"/>OPEN_BRACKET</text:p>
      <text:p text:style-name="P34"><text:tab/><text:tab/><text:tab/> <text:s text:c="8"/><text:span text:style-name="T68">while_arguments</text:span></text:p>
      <text:p text:style-name="P34"><text:tab/><text:tab/><text:tab/> <text:s text:c="8"/>CLOSE_BRACKET</text:p>
      <text:p text:style-name="P34"/>
      <text:p text:style-name="P42"><office:annotation><dc:creator>Unknown Author</dc:creator><dc:date>2017-10-25T04:25:39</dc:date><text:p text:style-name="P244"><text:span text:style-name="T128">no definitions allowed?</text:span></text:p><text:p text:style-name="P244"><text:span text:style-name="T128">because next iteration will throw error?</text:span></text:p><text:p text:style-name="P244"><text:span text:style-name="T128">this assumes that the while body persists across iterations, but it should; otherwise it wouldnt be efficient</text:span><text:span text:style-name="T128"><text:line-break/></text:span><text:span text:style-name="T128"><text:line-break/></text:span><text:span text:style-name="T128">since there is no local defines, there is no reason for it to have its own scope</text:span></text:p><text:p text:style-name="P244"><text:span text:style-name="T128">while[i=2,i=i+1 :i&lt;3: i=i+2]</text:span></text:p><text:p text:style-name="P244"><text:span text:style-name="T128"/></text:p></office:annotation>while_arguments :<text:tab/><text:tab/>optional_expression_list</text:p>
      <text:p text:style-name="P42"><text:tab/> <text:s text:c="2"/>COLON <text:s text:c="3"/><text:span text:style-name="T69">expression</text:span> <text:s text:c="3"/>COLON</text:p>
      <text:p text:style-name="P42"><text:tab/> <text:s text:c="2"/>optional_expression_list</text:p>
      <text:p text:style-name="P34"><text:soft-page-break/></text:p>
      <text:p text:style-name="P41">lambda_expression :<text:tab/><text:tab/><text:span text:style-name="T70">LAMBDA <text:s text:c="3"/>OPEN_BRACKET</text:span></text:p>
      <text:p text:style-name="P36"><text:tab/><text:tab/><text:tab/><text:tab/> <text:s/><text:span text:style-name="T71">variable_list <text:s text:c="3"/>COLON <text:s text:c="3"/>body</text:span></text:p>
      <text:p text:style-name="P36"><text:tab/><text:tab/><text:tab/><text:tab/> <text:s/>CLOSE_BRACKET</text:p>
      <text:p text:style-name="P36"/>
      <text:p text:style-name="P41">function_call<text:tab/><text:tab/><text:span text:style-name="T72">VARIABLE <text:s text:c="3"/>OPEN_PARENTHESIS</text:span></text:p>
      <text:p text:style-name="P32"><text:tab/><text:tab/><text:tab/><text:tab/> <text:s text:c="3"/><text:span text:style-name="T73">optional_expression_list</text:span></text:p>
      <text:p text:style-name="P32"><text:tab/><text:tab/><text:tab/><text:tab/> <text:s text:c="3"/>CLOSE_PARENTHESIS</text:p>
      <text:p text:style-name="P41"><text:tab/>|<text:tab/>anon<text:tab/>ymous_function_call</text:p>
      <text:p text:style-name="P41"/>
      <text:p text:style-name="P36"><text:span text:style-name="T63">anonymous_function_call :<text:tab/><text:tab/></text:span>LAMBDA <text:s text:c="3"/>OPEN_BRACKET</text:p>
      <text:p text:style-name="P36"><text:tab/><text:tab/><text:tab/><text:tab/> <text:s/><text:span text:style-name="T71">variable_list <text:s text:c="3"/>COLON <text:s text:c="3"/>body</text:span></text:p>
      <text:p text:style-name="P36"><text:tab/><text:tab/><text:tab/><text:tab/> <text:s/>CLOSE_BRACKET</text:p>
      <text:p text:style-name="P32"><text:span text:style-name="T64"><text:tab/><text:tab/><text:tab/><text:tab/> <text:s/></text:span>OPEN_PARENTHESIS</text:p>
      <text:p text:style-name="P32"><text:tab/><text:tab/><text:tab/><text:tab/> <text:s/><text:span text:style-name="T73">optional_expression_list</text:span></text:p>
      <text:p text:style-name="P32"><text:tab/><text:tab/><text:tab/><text:tab/> <text:s/>CLOSE_PARENTHESIS</text:p>
      <text:p text:style-name="P32"/>
      <text:p text:style-name="P43">block<text:tab/><text:tab/><text:span text:style-name="T74">OPEN_CURLY_BRACE</text:span></text:p>
      <text:p text:style-name="P44"><text:tab/> <text:s text:c="2"/><text:span text:style-name="T75"><text:tab/></text:span>body</text:p>
      <text:p text:style-name="P44"><text:tab/> <text:s text:c="2"/><text:span text:style-name="T75"><text:tab/>CLOSE_</text:span>CURLY_BRACE</text:p>
      <text:p text:style-name="P44"/>
      <text:p text:style-name="P33"><text:span text:style-name="T63">if_expression : <text:tab/><text:tab/></text:span>IF <text:s text:c="3"/>OPEN_BRACKET</text:p>
      <text:p text:style-name="P45"><text:tab/><text:tab/><text:tab/><text:span text:style-name="T76">if_arguments</text:span></text:p>
      <text:p text:style-name="P45"><text:tab/><text:tab/><text:tab/>CLOSE_BRACKET</text:p>
      <text:p text:style-name="P46">if_arguments :<text:tab/><text:tab/>cases optional_else_case</text:p>
      <text:p text:style-name="P46"/>
      <text:p text:style-name="P46">cases :<text:tab/><text:tab/>case</text:p>
      <text:p text:style-name="P46"><text:tab/>|<text:tab/>case <text:span text:style-name="T77"><text:s text:c="3"/>COLON <text:s text:c="4"/></text:span>cases</text:p>
      <text:p text:style-name="P46"/>
      <text:p text:style-name="P47">case :<text:tab/><text:tab/><text:span text:style-name="T78">body</text:span> <text:s text:c="3"/><text:span text:style-name="T79">QUESTION_MARK <text:s text:c="3"/></text:span>body<text:span text:style-name="T80"> <text:s text:c="2"/></text:span></text:p>
      <text:p text:style-name="P47"/>
      <text:p text:style-name="P46">optional_else_case :<text:tab/><text:tab/>else_case</text:p>
      <text:p text:style-name="P46"><text:tab/>|<text:tab/>*empty*</text:p>
      <text:p text:style-name="P60"/>
      <text:p text:style-name="P46">else_case :<text:tab/><text:tab/><text:span text:style-name="T81">COLON <text:s text:c="3"/></text:span>ELSE <text:s text:c="3"/><text:span text:style-name="T82">body</text:span></text:p>
      <text:p text:style-name="P29"/>
      <text:p text:style-name="P42"/>
      <text:p text:style-name="P29"/>
      <text:p text:style-name="P22"><text:span text:style-name="T83">binary_</text:span>operator :<text:span text:style-name="T49"><text:tab/><text:tab/></text:span>PLUS</text:p>
      <text:p text:style-name="P22"><text:span text:style-name="T49"><text:tab/></text:span>|<text:span text:style-name="T49"><text:tab/></text:span>TIMES</text:p>
      <text:p text:style-name="P22"><text:span text:style-name="T49"><text:tab/></text:span>|<text:span text:style-name="T49"><text:tab/></text:span>MINUS</text:p>
      <text:p text:style-name="P22"><text:span text:style-name="T49"><text:tab/></text:span>|<text:span text:style-name="T49"><text:tab/></text:span>DIVI<text:span text:style-name="T84">DES</text:span></text:p>
      <text:p text:style-name="P22"><text:span text:style-name="T49"><text:tab/></text:span>|<text:span text:style-name="T49"><text:tab/>MOD</text:span></text:p>
      <text:p text:style-name="P48"><text:tab/>|<text:tab/>DIV</text:p>
      <text:p text:style-name="P49"><text:tab/>|<text:tab/>EXPONENTIATION</text:p>
      <text:p text:style-name="P31"><text:tab/><text:span text:style-name="T85">|<text:tab/>AND</text:span></text:p>
      <text:p text:style-name="P50"><text:tab/>|<text:tab/>OR</text:p>
      <text:p text:style-name="P50"><text:tab/>|<text:tab/>comparison<text:span text:style-name="T58">_operator</text:span></text:p>
      <text:p text:style-name="P51"><text:tab/>|<text:tab/>NOT <text:span text:style-name="T86">comparison_operator</text:span></text:p>
      <text:p text:style-name="P55"><text:soft-page-break/><text:tab/>|<text:tab/>ASSIGN</text:p>
      <text:p text:style-name="P22"/>
      <text:p text:style-name="P51"><text:span text:style-name="T86">comparison_operator :</text:span><text:tab/><text:tab/>EQUALS</text:p>
      <text:p text:style-name="P52"><text:tab/>| <text:s/>NOT_EQUALS</text:p>
      <text:p text:style-name="P51"><text:tab/>|<text:tab/>LESS_THAN</text:p>
      <text:p text:style-name="P51"><text:tab/>|<text:tab/>GREATER_THAN</text:p>
      <text:p text:style-name="P51"><text:tab/>|<text:tab/>LESS_THAN_OR_EQUALS</text:p>
      <text:p text:style-name="P51"><text:tab/>|<text:tab/>GREATER_THAN_OR_EQUALS</text:p>
      <text:p text:style-name="P51"/>
      <text:p text:style-name="P22">unary_operator :<text:span text:style-name="T47"><text:tab/><text:tab/></text:span>PLUS</text:p>
      <text:p text:style-name="P22"><text:span text:style-name="T47"><text:tab/></text:span>|<text:span text:style-name="T47"><text:tab/></text:span>MINUS</text:p>
      <text:p text:style-name="P14"><text:span text:style-name="T124"><text:tab/></text:span><text:span text:style-name="T123">|</text:span><text:span text:style-name="T124"><text:tab/></text:span><text:span text:style-name="T123">NOT</text:span></text:p>
      <text:p text:style-name="P182"/>
      <text:p text:style-name="P182">delay_expression :<text:tab/><text:tab/>DELAY</text:p>
      <text:p text:style-name="P182"><text:tab/>|<text:tab/>OPEN_BRACKET</text:p>
      <text:p text:style-name="P182"><text:tab/>|<text:tab/>body</text:p>
      <text:p text:style-name="P182"><text:tab/>|<text:tab/>CLOSE_BRACKET</text:p>
      <text:p text:style-name="P182"/>
      <text:p text:style-name="P182">force_expression :<text:tab/><text:tab/>FORCE</text:p>
      <text:p text:style-name="P182"><text:tab/>|<text:tab/>OPEN_BRACKET</text:p>
      <text:p text:style-name="P182"><text:tab/>|<text:tab/>body</text:p>
      <text:p text:style-name="P182"><text:tab/>|<text:tab/>CLOSE_BRACKET</text:p>
      <text:p text:style-name="P182"/>
      <text:p text:style-name="P182">scons :<text:tab/><text:tab/>SCONS</text:p>
      <text:p text:style-name="P182"><text:tab/>|<text:tab/>OPEN_BRACKET</text:p>
      <text:p text:style-name="P182"><text:tab/>|<text:tab/>expression COMMA expression</text:p>
      <text:p text:style-name="P182"><text:tab/>|<text:tab/>CLOSE_BRACKET</text:p>
      <text:p text:style-name="P182"/>
      <text:p text:style-name="P182">scar :<text:tab/><text:tab/>SCAR</text:p>
      <text:p text:style-name="P182"><text:tab/>|<text:tab/>OPEN_BRACKET</text:p>
      <text:p text:style-name="P182"><text:tab/>|<text:tab/>expression</text:p>
      <text:p text:style-name="P182"><text:tab/>|<text:tab/>CLOSE_BRACKET</text:p>
      <text:p text:style-name="P182"/>
      <text:p text:style-name="P182">scdr :<text:tab/><text:tab/>SCDR</text:p>
      <text:p text:style-name="P182"><text:tab/>|<text:tab/>OPEN_BRACKET</text:p>
      <text:p text:style-name="P182"><text:tab/>|<text:tab/>expression</text:p>
      <text:p text:style-name="P182"><text:tab/>|<text:tab/>CLOSE_BRACKET</text:p>
      <text:p text:style-name="P119">LEXEME STRUCTURE</text:p>
      <text:p text:style-name="P10"><text:span text:style-name="T46">A l</text:span>exeme has the following fields:</text:p>
      <text:list xml:id="list2737597862746521914" text:style-name="L4">
        <text:list-item>
          <text:p text:style-name="P150">line number - stores the value of the line counter when the lexeme was created</text:p>
        </text:list-item>
        <text:list-item>
          <text:p text:style-name="P150">type - stores the enumerated type of the lexeme</text:p>
        </text:list-item>
        <text:list-item>
          <text:p text:style-name="P151">array_size - stores the size for array lexemes</text:p>
        </text:list-item>
        <text:list-item>
          <text:p text:style-name="P150">value - stores the value of the lexeme (if the lexeme has a value)</text:p>
          <text:list>
            <text:list-item>
              <text:p text:style-name="P150">one of the following</text:p>
              <text:list>
                <text:list-item>
                  <text:p text:style-name="P150">string - used for variable name and string lexemes</text:p>
                </text:list-item>
                <text:list-item>
                  <text:p text:style-name="P150">character - used for unknown (debugging)</text:p>
                </text:list-item>
                <text:list-item>
                  <text:p text:style-name="P150">integer - used for integer and boolean lexemes</text:p>
                </text:list-item>
                <text:list-item>
                  <text:p text:style-name="P150">real - used for real number lexemes</text:p>
                </text:list-item>
                <text:list-item>
                  <text:p text:style-name="P150">array (pointer to an array of lexeme pointers) - used for array lexemes</text:p>
                </text:list-item>
                <text:list-item>
                  <text:p text:style-name="P152">fp - a function pointer used by built-in lexemes</text:p>
                </text:list-item>
              </text:list>
            </text:list-item>
          </text:list>
        </text:list-item>
        <text:list-item>
          <text:p text:style-name="P150">left child lexeme</text:p>
        </text:list-item>
        <text:list-item>
          <text:p text:style-name="P150">right child lexeme</text:p>
        </text:list-item>
      </text:list>
      <text:p text:style-name="P9"/>
      <text:p text:style-name="P3">COMPOUND LEXEME STRUCTURES</text:p>
      <text:list xml:id="list6920369260132227902" text:style-name="L5">
        <text:list-item>
          <text:p text:style-name="P189">RULE OF THUMB</text:p>
          <text:list>
            <text:list-item>
              <text:p text:style-name="P153"><text:span text:style-name="T112">Generally, though not always, l</text:span>exemes earlier in code appear left of lexemes later in code.</text:p>
              <text:list>
                <text:list-item>
                  <text:p text:style-name="P157">The parser restructures expressions according to precedence rules.</text:p>
                </text:list-item>
              </text:list>
            </text:list-item>
          </text:list>
        </text:list-item>
        <text:list-item>
          <text:p text:style-name="P189">LISTS</text:p>
          <text:list>
            <text:list-item>
              <text:p text:style-name="P153">List structures are identified by a<text:span text:style-name="T44"> either a NIL lexeme or a</text:span> LINK lexeme where the left child is an item of any lexeme type and the right child is either another LINK lexeme or a NIL lexeme.</text:p>
            </text:list-item>
          </text:list>
        </text:list-item>
        <text:list-item>
          <text:p text:style-name="P189">BODY</text:p>
          <text:list>
            <text:list-item>
              <text:p text:style-name="P154">A body is a list of zero or more statements followed by an expression. It is stored as a list of expressions, but the last item is guaranteed to be a non-statement expression by the parser.</text:p>
            </text:list-item>
          </text:list>
        </text:list-item>
        <text:list-item>
          <text:p text:style-name="P189">STATEMENTS</text:p>
          <text:list>
            <text:list-item>
              <text:p text:style-name="P154">Statements are stored as a list of declarations or expressions. An expression is a statement only if it is terminated by a comma and thus can only be distinguished as such while parsing.</text:p>
            </text:list-item>
          </text:list>
        </text:list-item>
        <text:list-item>
          <text:p text:style-name="P158">A declaration lexeme has a variable as a left child and has either a body or an uninitialized lexeme as a right child.</text:p>
        </text:list-item>
        <text:list-item>
          <text:p text:style-name="P159">A variable list is a list of variable lexemes.</text:p>
        </text:list-item>
        <text:list-item>
          <text:p text:style-name="P159">An expression is either a unary lexeme or a binary operator lexeme.</text:p>
        </text:list-item>
        <text:list-item>
          <text:p text:style-name="P189">UNARIES</text:p>
          <text:list>
            <text:list-item>
              <text:p text:style-name="P159">A unary is one of the following:</text:p>
              <text:list>
                <text:list-item>
                  <text:p text:style-name="P159">a number, string, boolean, or variable lexeme</text:p>
                </text:list-item>
                <text:list-item>
                  <text:p text:style-name="P159">a unary operator lexeme</text:p>
                </text:list-item>
                <text:list-item>
                  <text:p text:style-name="P159">a parenthesis lexeme</text:p>
                </text:list-item>
                <text:list-item>
                  <text:p text:style-name="P159">a absolute value lexeme</text:p>
                </text:list-item>
                <text:list-item>
                  <text:p text:style-name="P159">an array access lexeme</text:p>
                </text:list-item>
                <text:list-item>
                  <text:p text:style-name="P159">if expression lexeme</text:p>
                </text:list-item>
                <text:list-item>
                  <text:p text:style-name="P159">while expression lexeme</text:p>
                </text:list-item>
                <text:list-item>
                  <text:p text:style-name="P159">lambda expression lexeme</text:p>
                </text:list-item>
                <text:list-item>
                  <text:p text:style-name="P159">function call lexeme</text:p>
                </text:list-item>
                <text:list-item>
                  <text:p text:style-name="P159"><text:soft-page-break/>block lexeme</text:p>
                </text:list-item>
              </text:list>
            </text:list-item>
            <text:list-item>
              <text:p text:style-name="P159">A unary operator lexeme has its right child as its sole operand.<text:span text:style-name="T45"> </text:span>(Left child is nil).</text:p>
            </text:list-item>
          </text:list>
        </text:list-item>
        <text:list-item>
          <text:p text:style-name="P159">A parenthesis lexeme is a lexeme whose right child is the expression encapsulated by the pair of parenthesis. (Left child is nil.)</text:p>
        </text:list-item>
        <text:list-item>
          <text:p text:style-name="P159">A absolute value lexeme is a lexeme whose right child is the expression encapsulated by the pair of vertical bars. (Left child is nil.)</text:p>
        </text:list-item>
        <text:list-item>
          <text:p text:style-name="P155">An array access lexeme has a variable (to be accessed) as a left child and a <text:span text:style-name="T97">body as a right child that should evaluate to an index</text:span></text:p>
        </text:list-item>
        <text:list-item>
          <text:p text:style-name="P161">An if lexeme has a list of cases as its right child. (Left child is nil.)</text:p>
          <text:list>
            <text:list-item>
              <text:p text:style-name="P161">A case lexeme has the conditional body as its left child and the execution body as its right child.</text:p>
            </text:list-item>
          </text:list>
        </text:list-item>
        <text:list-item>
          <text:p text:style-name="P161">A while lexeme has the conditional test as its left child and a while-split lexeme as its right child. </text:p>
          <text:list>
            <text:list-item>
              <text:p text:style-name="P161">A while-split lexeme has the list of expressions before the conditional test as the left child and the list of expressions after the conditional test as the right child.</text:p>
            </text:list-item>
          </text:list>
        </text:list-item>
        <text:list-item>
          <text:p text:style-name="P153">Function call lexemes have either a variable (function) name or a lambda lexeme as a left child and have a list of arguments as a right child.</text:p>
          <text:list>
            <text:list-item>
              <text:p text:style-name="P155">The variable must have a closure value, while the lambda lexeme will evaluate to a closure whose closing environment is the calling environment.</text:p>
            </text:list-item>
            <text:list-item>
              <text:p text:style-name="P155">A list of arguments is a list of expressions.</text:p>
            </text:list-item>
          </text:list>
        </text:list-item>
        <text:list-item>
          <text:p text:style-name="P156">A lambda lexeme has a list of variables (which serve as parameters) as a left child and has a body as a right child.</text:p>
        </text:list-item>
        <text:list-item>
          <text:p text:style-name="P161">A block lexeme is a lexeme whose right child is the body is encapsulated by the curly braces. (Left child is nil.)</text:p>
        </text:list-item>
        <text:list-item>
          <text:p text:style-name="P160">A binary operator lexeme has its left and right operands (unaries) as its left and right child respectively.</text:p>
        </text:list-item>
        <text:list-item>
          <text:p text:style-name="P162">A closure lexeme <text:span text:style-name="T98">requires three things: parameters, a body, and a defining environment</text:span></text:p>
          <text:list>
            <text:list-item>
              <text:p text:style-name="P163"><text:span text:style-name="T99">A</text:span> lambda already contains the param<text:span text:style-name="T99">eter</text:span>s and body<text:span text:style-name="T99">. T</text:span>hus<text:span text:style-name="T99">,</text:span> a closure is simply an environment and lambda pair</text:p>
            </text:list-item>
          </text:list>
        </text:list-item>
        <text:list-item>
          <text:p text:style-name="P164">Internally, a declaration can have a lambda instead of a body as its initializer. This signifies that the variable was declared as a function in the form <text:span text:style-name="T13">f(x) := ...;</text:span></text:p>
          <text:list>
            <text:list-item>
              <text:p text:style-name="P164">This distinction allows the pretty printer to differentiate between:</text:p>
              <text:list>
                <text:list-item>
                  <text:p text:style-name="P216">f := lambda[...];</text:p>
                </text:list-item>
                <text:list-item>
                  <text:p text:style-name="P216">f(x) := ...;</text:p>
                </text:list-item>
              </text:list>
            </text:list-item>
          </text:list>
        </text:list-item>
        <text:list-item>
          <text:p text:style-name="P165"><text:span text:style-name="T100">while expression lists are converted to bodies</text:span><text:span text:style-name="T101"> for the purpose of generating a return value</text:span></text:p>
        </text:list-item>
        <text:list-item>
          <text:p text:style-name="P198">super comments !!, !!!</text:p>
        </text:list-item>
      </text:list>
      <text:p text:style-name="P15"/>
      <text:p text:style-name="P16"><text:s/>21 <text:s text:c="4"/>// stream Lexemes</text:p>
      <text:p text:style-name="P16"><text:s/>22 <text:s text:c="4"/>DELAY, // replaced: delay[body] = lambda[:body]</text:p>
      <text:p text:style-name="P16"><text:s/>23 <text:s text:c="4"/>FORCE, // replaced: force[body] = {body}()</text:p>
      <text:p text:style-name="P16"><text:s/>24 <text:s text:c="4"/>// the following use exprs instead of bodies because</text:p>
      <text:p text:style-name="P16"><text:s/>25 <text:s text:c="4"/>// scons accepts expression arguments, and it is desirable</text:p>
      <text:p text:style-name="P16"><text:s/>26 <text:s text:c="4"/>// that scar and scdr be structurally consistent with scons</text:p>
      <text:p text:style-name="P16"><text:s/>27 <text:s text:c="4"/>SCONS, // replaced: scons[expr1,expr2] = cons(expr1,lambda[:body])</text:p>
      <text:p text:style-name="P16"><text:s/>28 <text:s text:c="4"/>SCAR, <text:s/>// replaced: scar[expr] = car(expr)</text:p>
      <text:p text:style-name="P16"><text:s/>29 <text:s text:c="4"/>SCDR, <text:s/>// replaced: scdr[expr] = cdr(expr)()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7">return expressions</text:p>
      <text:p text:style-name="P17">just expressions beginning with return</text:p>
      <text:p text:style-name="P17">syntactically can appear anywhere return can appear</text:p>
      <text:p text:style-name="P17">semantically must appear outside lists, such as function application arguments (x,y,z)</text:p>
      <text:p text:style-name="P17"/>
      <text:p text:style-name="P17">bodies will short circuit the computation and return a lexeme of type return</text:p>
      <text:p text:style-name="P17"/>
      <text:p text:style-name="P18">return lexemes have two components, a left boolean child, and a right expression child</text:p>
      <text:p text:style-name="P18">the boolean is false by default but becomes true when the return expression is evaluated</text:p>
      <text:p text:style-name="P18">this is so that return expression are evaluated only once</text:p>
      <text:p text:style-name="P18"/>
      <text:p text:style-name="P19">thus, return expressions can be viewed as an operator and as a value<text:span text:style-name="T127">.</text:span></text:p>
      <text:p text:style-name="P20">as an operator, its purpose is to indicate the expression to be returned</text:p>
      <text:p text:style-name="P19"><text:span text:style-name="T127">as a value, its</text:span> purpose is to short circuit the behavior of evaluation</text:p>
      <text:p text:style-name="P13"/>
      <text:p text:style-name="P13"/>
      <text:p text:style-name="P13"/>
      <text:p text:style-name="P168">definitions can never be the lest expression of a body because they are not expressions</text:p>
      <text:p text:style-name="P168">thus, their value dont matter except in the case of checking for returns</text:p>
      <text:p text:style-name="P169">should you beable to return from within a definition?</text:p>
      <text:p text:style-name="P169">if not, then definitoins should not return "return"</text:p>
      <text:p text:style-name="P169"><text:span text:style-name="T22"/></text:p>
      <text:p text:style-name="P169"><text:span text:style-name="T22">should returns be assignable in definitions?</text:span><text:span text:style-name="T33"> </text:span></text:p>
      <text:p text:style-name="P169"><text:span text:style-name="T22">if so, why not assignable in non-definition assignment?</text:span></text:p>
      <text:p text:style-name="P13"/>
      <text:p text:style-name="P170">DECISION:</text:p>
      <text:p text:style-name="P170">variables can be assigned return lexemes</text:p>
      <text:p text:style-name="P170">definition statements have a nil value arbitrarily</text:p>
      <text:p text:style-name="P170">definition statements will never be found inside an expression or at the end of a body, which is why the value of the definition statement does not matter (besides not being a return lexeme)</text:p>
      <text:p text:style-name="P170"/>
      <text:p text:style-name="P170">this means you cannot return from a definition</text:p>
      <text:p text:style-name="P170"/>
      <text:p text:style-name="P171">this also means that you can assign return expressions to variables and use them in place of return expressions themselves</text:p>
      <text:p text:style-name="P171"/>
      <text:p text:style-name="P172">is_return()</text:p>
      <text:p text:style-name="P167"/>
      <text:p text:style-name="P173">being a value, returns can be passed to functions</text:p>
      <text:p text:style-name="P173">how is this allowed, and how does it not conflict with short circuiting</text:p>
      <text:p text:style-name="P173">returns only short circuit bodys, which are distinguished from lists</text:p>
      <text:p text:style-name="P173">lists are only used for a sequence of top level statements or to pass function arguments</text:p>
      <text:p text:style-name="P173"><text:soft-page-break/>thus, by not short circuiting lists, we can allow return expressions to be passed around as values themsevles</text:p>
      <text:p text:style-name="P173">bodys are distinguished from lists by a head lexeme. the evaluation of bodies differ from lists in that its executing is short circuited when one of its expressions evaluates to a return</text:p>
      <text:p text:style-name="P13"/>
      <text:p text:style-name="P13"/>
      <text:p text:style-name="P13"/>
      <text:p text:style-name="P13"/>
      <text:p text:style-name="P13"/>
      <text:p text:style-name="P12"/>
      <text:p text:style-name="P224"/>
      <text:p text:style-name="P117"/>
      <text:p text:style-name="P116"/>
      <text:p text:style-name="P84">precedence rules</text:p>
      <text:p text:style-name="P85">assignment<text:span text:style-name="T96">:</text:span></text:p>
      <text:p text:style-name="P86">left operand must be a variable</text:p>
      <text:p text:style-name="P87">left operand expression is not evaluated</text:p>
      <text:p text:style-name="P86">right operand is an expression</text:p>
      <text:p text:style-name="P86">assignment has the lowest precedence</text:p>
      <text:p text:style-name="P69"/>
      <text:p text:style-name="P91">escape characters</text:p>
      <text:p text:style-name="P92"/>
      <text:p text:style-name="P70">builtins:</text:p>
      <text:p text:style-name="P89">array allocator</text:p>
      <text:p text:style-name="P90">coercion</text:p>
      <text:p text:style-name="P89">print</text:p>
      <text:p text:style-name="P110"><text:span text:style-name="T117">in-language </text:span>pretty printer<text:span text:style-name="T121"> - how to get a thing to print? need a quote lexeme then</text:span></text:p>
      <text:p text:style-name="P111"><text:tab/>- just make it a command line option</text:p>
      <text:p text:style-name="P112"><text:tab/>- make rules %p</text:p>
      <text:p text:style-name="P93">println</text:p>
      <text:p text:style-name="P93">print</text:p>
      <text:p text:style-name="P225">cons, car, cdr</text:p>
      <text:p text:style-name="P113">stream cons, car, cdr<text:span text:style-name="T119">,</text:span></text:p>
      <text:p text:style-name="P114"><text:span text:style-name="T120"><text:tab/></text:span>just need delay</text:p>
      <text:p text:style-name="P115"/>
      <text:p text:style-name="P115">p := scons[a,b] :;</text:p>
      <text:p text:style-name="P115">p := scar[p] :;</text:p>
      <text:p text:style-name="P115">p := scdr[p] :;</text:p>
      <text:p text:style-name="P115">p := delay[p] :;</text:p>
      <text:p text:style-name="P115">p := force[p] :;</text:p>
      <text:p text:style-name="P82"/>
      <text:p text:style-name="P95">print_list</text:p>
      <text:p text:style-name="P100">sizeof(array)<text:span text:style-name="T115">, update arrays.403</text:span></text:p>
      <text:p text:style-name="P101">is_type?<text:span text:style-name="T118"> check for literals only?, is_real(), is_integer(), is_string(), is_pair(), is_boolean(), is_closure()</text:span></text:p>
      <text:p text:style-name="P102">is_uninitialized?</text:p>
      <text:p text:style-name="P76"/>
      <text:p text:style-name="P108">make new_lexeme return same pointer</text:p>
      <text:p text:style-name="P109">make basic literals point to same thing</text:p>
      <text:p text:style-name="P80"><text:soft-page-break/><text:span text:style-name="T91">lexer lexemes freed at end of parser</text:span><text:span text:style-name="T93">; </text:span><text:span text:style-name="T122">NEVERMIND so little memory, it doesn't matter</text:span></text:p>
      <text:p text:style-name="P81"/>
      <text:p text:style-name="P75">FIX:</text:p>
      <text:p text:style-name="P96">variable;</text:p>
      <text:p text:style-name="P96">^ could be last thing in body, but need some way to distinguish it f<text:span text:style-name="T116">ro</text:span><text:span text:style-name="T89">jj</text:span>m variable declaration</text:p>
      <text:p text:style-name="P97">solution: end defines with :;</text:p>
      <text:p text:style-name="P98">allow separation between :=</text:p>
      <text:p text:style-name="P99">fix pretty, line breaking inside list</text:p>
      <text:p text:style-name="P77">making all "just-type" lexemes point to the same lexeme is a problem because you lose information <text:span text:style-name="T91">about where that lexeme came from</text:span></text:p>
      <text:p text:style-name="P105">short circuit and, or</text:p>
      <text:p text:style-name="P105">update doc inside dpl directory</text:p>
      <text:p text:style-name="P106">MAKE EXPLICIT RETURN<text:span text:style-name="T126"> GODDAMIT</text:span></text:p>
      <text:p text:style-name="P107">how to know if return is its own statement</text:p>
      <text:p text:style-name="P107">return expressions</text:p>
      <text:p text:style-name="P107">how to check expression?</text:p>
      <text:p text:style-name="P107">how to pass upward through evaluation tree?</text:p>
      <text:p text:style-name="P79"/>
      <text:p text:style-name="P78"/>
      <text:p text:style-name="P71"/>
      <text:p text:style-name="P83"><text:span text:style-name="T105">F</text:span>uture:</text:p>
      <text:list xml:id="list4251608184596992907" text:style-name="L6">
        <text:list-item>
          <text:p text:style-name="P230">symbols</text:p>
        </text:list-item>
        <text:list-item>
          <text:p text:style-name="P231">quote<text:span text:style-name="T105">s</text:span></text:p>
        </text:list-item>
        <text:list-item>
          <text:p text:style-name="P232"><text:span text:style-name="T105">built-in </text:span>multidimensional array allocation</text:p>
        </text:list-item>
        <text:list-item>
          <text:p text:style-name="P230"><text:span text:style-name="T104">built-in </text:span>eval( expr, this )</text:p>
        </text:list-item>
        <text:list-item>
          <text:p text:style-name="P232"><text:span text:style-name="T105">built-in </text:span>list coercion</text:p>
        </text:list-item>
        <text:list-item>
          <text:p text:style-name="P233">closure structural equality</text:p>
        </text:list-item>
        <text:list-item>
          <text:p text:style-name="P234">variadic functions</text:p>
        </text:list-item>
        <text:list-item>
          <text:p text:style-name="P235">more advanced string manipulation</text:p>
        </text:list-item>
        <text:list-item>
          <text:p text:style-name="P236">freeing array</text:p>
        </text:list-item>
        <text:list-item>
          <text:p text:style-name="P237">return statements<text:span text:style-name="T125">? flag inside evaluator? as evaluate progresses down list of body statements, check if begins with return, if so, evaluate the following expression then return</text:span></text:p>
          <text:list>
            <text:list-item>
              <text:p text:style-name="P238">but what if return is inside another construct? must pass a flag until evaluator reaches eval_function call<text:span text:style-name="T90">:w</text:span></text:p>
            </text:list-item>
            <text:list-item>
              <text:p text:style-name="P239"><text:span text:style-name="T90">b</text:span><text:span text:style-name="T88">reak</text:span></text:p>
            </text:list-item>
          </text:list>
        </text:list-item>
      </text:list>
      <text:p text:style-name="P74"/>
      <text:p text:style-name="P94">pretty print empty list</text:p>
      <text:p text:style-name="P72"/>
      <text:p text:style-name="P226">this key word</text:p>
      <text:p text:style-name="P73"/>
      <text:p text:style-name="P88">parser, make compound lexemes inherit line number</text:p>
      <text:p text:style-name="P227"/>
      <text:p text:style-name="P104"><text:span text:style-name="T107">v</text:span><text:span text:style-name="T106">ariable list, NIL?</text:span></text:p>
      <text:p text:style-name="P228">turn force into a body followed by ()?</text:p>
      <text:p text:style-name="P229">make force into just type</text:p>
      <text:p text:style-name="P240"/>
      <text:p text:style-name="P103"><text:span text:style-name="T106">update lexeme.</text:span><text:span text:style-name="T108">c</text:span></text:p>
      <text:p text:style-name="P241"/>
      <text:p text:style-name="P24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04:27:49.071978508</meta:creation-date>
    <dc:date>2017-11-22T05:38:13.148868045</dc:date>
    <meta:editing-duration>P4DT16H36M43S</meta:editing-duration>
    <meta:editing-cycles>277</meta:editing-cycles>
    <meta:generator>LibreOffice/5.1.6.2$Linux_X86_64 LibreOffice_project/10m0$Build-2</meta:generator>
    <meta:document-statistic meta:table-count="0" meta:image-count="0" meta:object-count="0" meta:page-count="15" meta:paragraph-count="501" meta:word-count="3187" meta:character-count="19062" meta:non-whitespace-character-count="16115"/>
  </office:meta>
</office:document-meta>
</file>